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9.611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9.23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5.42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9.31cm"/>
    </style:style>
    <style:style style:name="co12" style:family="table-column">
      <style:table-column-properties fo:break-before="auto" style:column-width="2.475cm"/>
    </style:style>
    <style:style style:name="ro1" style:family="table-row">
      <style:table-row-properties style:row-height="2.76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45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45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er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row table:style-name="ro1">
          <table:table-cell table:style-name="ce2" office:value-type="string" calcext:value-type="string">
            <text:p>Vu</text:p>
          </table:table-cell>
          <table:table-cell table:style-name="ce2" table:number-columns-repeated="2"/>
          <table:table-cell table:style-name="ce2" office:value-type="string" calcext:value-type="string">
            <text:p>joueur-du-grenier</text:p>
            <text:p>.fandom.com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container</text:p>
          </table:table-cell>
          <table:table-cell table:style-name="ce2" office:value-type="string" calcext:value-type="string">
            <text:p>Console</text:p>
          </table:table-cell>
          <table:table-cell table:style-name="ce2" table:number-columns-repeated="2"/>
          <table:table-cell table:style-name="ce1"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chevaliers_du_zodiaque_-_NES" xlink:type="simple">Les chevaliers du zodiaque - NES</text:a></text:p>
          </table:table-cell>
          <table:table-cell table:style-name="ce9" office:value-type="string" calcext:value-type="string">
            <text:p><text:a xlink:href="https://www.youtube.com/watch?v=Zw6s3g1VpUc" xlink:type="simple">Player of the attic - Knights of the Zodiac - NES - YouTube</text:a></text:p>
          </table:table-cell>
          <table:table-cell table:style-name="ce12" office:value-type="string" calcext:value-type="string">
            <text:p>Saint Seiya - Ougon Densetsu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intin_au_Tibet_-_Megadrive" xlink:type="simple">Tintin au Tibet - Megadrive</text:a></text:p>
          </table:table-cell>
          <table:table-cell table:style-name="ce9" office:value-type="string" calcext:value-type="string">
            <text:p><text:a xlink:href="https://www.youtube.com/watch?v=AwNn5tPgKg8" xlink:type="simple">Joueur du grenier - Tintin au Tibet - Megadrive - YouTube</text:a></text:p>
          </table:table-cell>
          <table:table-cell table:style-name="ce12" office:value-type="string" calcext:value-type="string">
            <text:p>Tintin Au Tibet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intin_au_Tibet_-_Megadrive" xlink:type="simple">Tintin au Tibet - Megadrive</text:a></text:p>
          </table:table-cell>
          <table:table-cell table:style-name="ce9" office:value-type="string" calcext:value-type="string">
            <text:p><text:a xlink:href="https://www.youtube.com/watch?v=AwNn5tPgKg8" xlink:type="simple">Joueur du grenier - Tintin au Tibet - Megadrive - YouTube</text:a></text:p>
          </table:table-cell>
          <table:table-cell table:style-name="ce12" office:value-type="string" calcext:value-type="string">
            <text:p>Tintin in Tibet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stérix_and_the_great_rescue_-_Megadrive" xlink:type="simple">Astérix and the great rescue - Megadrive | Wiki Joueur du Grenier</text:a></text:p>
          </table:table-cell>
          <table:table-cell table:style-name="ce9" office:value-type="string" calcext:value-type="string">
            <text:p><text:a xlink:href="https://www.youtube.com/watch?v=CEnUotNkQP8" xlink:type="simple">Player of the attic - Asterix and the great rescue - Megadrive - YouTube</text:a></text:p>
          </table:table-cell>
          <table:table-cell table:style-name="ce12" office:value-type="string" calcext:value-type="string">
            <text:p>Asterix and the Great Rescu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ast_Battle_-_Megadrive" xlink:type="simple">Last Battle - Megadrive</text:a></text:p>
          </table:table-cell>
          <table:table-cell table:style-name="ce9" office:value-type="string" calcext:value-type="string">
            <text:p><text:a xlink:href="https://www.youtube.com/watch?v=ZU0VJg_0mrw" xlink:type="simple">Joueur Du Grenier - Last Battle - Megadrive - YouTube</text:a></text:p>
          </table:table-cell>
          <table:table-cell table:style-name="ce12" office:value-type="string" calcext:value-type="string">
            <text:p>Last Battl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ark_Castle_-_Megadrive" xlink:type="simple">Dark Castle - Megadrive</text:a></text:p>
          </table:table-cell>
          <table:table-cell table:style-name="ce9" office:value-type="string" calcext:value-type="string">
            <text:p><text:a xlink:href="https://www.youtube.com/watch?v=Ifq6ixYMme0" xlink:type="simple">Player of the attic - Dark Castle - Megadrive - YouTube</text:a></text:p>
          </table:table-cell>
          <table:table-cell table:style-name="ce12" office:value-type="string" calcext:value-type="string">
            <text:p>Dark Castl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Power_Rangers_Lightspeed_Rescue_-_Nintendo_64" xlink:type="simple">Power Rangers Lightspeed Rescue - Nintendo 64</text:a></text:p>
          </table:table-cell>
          <table:table-cell table:style-name="ce9" office:value-type="string" calcext:value-type="string">
            <text:p><text:a xlink:href="https://www.youtube.com/watch?v=0jA68Sz66YQ" xlink:type="simple">Joueur du grenier - Power Rangers Lightspeed Rescue - Nintendo 64</text:a></text:p>
          </table:table-cell>
          <table:table-cell table:style-name="ce12" office:value-type="string" calcext:value-type="string">
            <text:p>Power Rangers - Lightspeed Rescue.7z</text:p>
          </table:table-cell>
          <table:table-cell table:style-name="ce12" office:value-type="string" calcext:value-type="string">
            <text:p>n64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word_of_Sodan_-_Megadrive" xlink:type="simple">Sword of Sodan - Megadrive</text:a></text:p>
          </table:table-cell>
          <table:table-cell table:style-name="ce9" office:value-type="string" calcext:value-type="string">
            <text:p><text:a xlink:href="https://www.youtube.com/watch?v=ewqKifD4tZU" xlink:type="simple">Joueur du grenier - Sword of Sodan - Megadrive - YouTube</text:a></text:p>
          </table:table-cell>
          <table:table-cell table:style-name="ce12" office:value-type="string" calcext:value-type="string">
            <text:p>Sword of Sodan.7z</text:p>
          </table:table-cell>
          <table:table-cell table:style-name="ce12" office:value-type="string" calcext:value-type="string">
            <office:annotation draw:style-name="gr1" draw:text-style-name="P2" svg:width="13.06cm" svg:height="1.508cm" svg:x="29.036cm" svg:y="3.679cm" draw:caption-point-x="-0.406cm" draw:caption-point-y="2.774cm">
              <dc:date>2023-08-30T00:00:00</dc:date>
              <text:p text:style-name="P1"><text:span text:style-name="T1">mega CD en fait, a séparer</text:span></text:p>
              <text:p text:style-name="P1"><text:span text:style-name="T1"><text:tab/></text:span><text:span text:style-name="T1">-Raphael Camus</text:span></text:p>
            </office:annotation>
            <text:p>megadrive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Spécial_-_Téléchat" xlink:type="simple">Spécial - Téléchat</text:a></text:p>
          </table:table-cell>
          <table:table-cell table:style-name="ce9" office:value-type="string" calcext:value-type="string">
            <text:p><text:a xlink:href="https://www.youtube.com/watch?v=tChrpzpYhKU" xlink:type="simple">Joueur du grenier - Spécial - Téléchat - YouTube</text:a></text:p>
          </table:table-cell>
          <table:table-cell table:number-columns-repeated="19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Waterworld_-_SuperNes" xlink:type="simple">Waterworld - SuperNes</text:a></text:p>
          </table:table-cell>
          <table:table-cell table:style-name="ce9" office:value-type="string" calcext:value-type="string">
            <text:p><text:a xlink:href="https://www.youtube.com/watch?v=-0eQ1piBt48" xlink:type="simple">Joueur du grenier - Waterworld - SuperNes - YouTube</text:a></text:p>
          </table:table-cell>
          <table:table-cell table:style-name="ce12" office:value-type="string" calcext:value-type="string">
            <text:p>Waterworld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ragonball_-_Nes" xlink:type="simple">Dragonball - Nes</text:a></text:p>
          </table:table-cell>
          <table:table-cell table:style-name="ce9" office:value-type="string" calcext:value-type="string">
            <text:p><text:a xlink:href="https://www.youtube.com/watch?v=NxbJTW74HbY" xlink:type="simple">Joueur du Genier - Dragonball - Nes - YouTube</text:a></text:p>
          </table:table-cell>
          <table:table-cell table:style-name="ce12" office:value-type="string" calcext:value-type="string">
            <text:p>Dragon Powe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Ultraman_-_SuperNes" xlink:type="simple">Ultraman - SuperNes</text:a></text:p>
          </table:table-cell>
          <table:table-cell table:style-name="ce9" office:value-type="string" calcext:value-type="string">
            <text:p><text:a xlink:href="https://www.youtube.com/watch?v=nSBhjGjnXLc" xlink:type="simple">Joueur du grenier - Ultraman - SuperNes - YouTube</text:a></text:p>
          </table:table-cell>
          <table:table-cell table:style-name="ce12" office:value-type="string" calcext:value-type="string">
            <text:p>Ultraman - Towards the Future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Ultraman_-_SuperNes" xlink:type="simple">Ultraman - SuperNes</text:a></text:p>
          </table:table-cell>
          <table:table-cell table:style-name="ce9" office:value-type="string" calcext:value-type="string">
            <text:p><text:a xlink:href="https://www.youtube.com/watch?v=nSBhjGjnXLc" xlink:type="simple">Joueur du grenier - Ultraman - SuperNes - YouTube</text:a></text:p>
          </table:table-cell>
          <table:table-cell table:style-name="ce12" office:value-type="string" calcext:value-type="string">
            <text:p>Rise of the Robots.7z</text:p>
          </table:table-cell>
          <table:table-cell table:style-name="ce12" office:value-type="string" calcext:value-type="string">
            <text:p>megadrive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Ultraman_-_SuperNes" xlink:type="simple">Ultraman - SuperNes</text:a></text:p>
          </table:table-cell>
          <table:table-cell table:style-name="ce9" office:value-type="string" calcext:value-type="string">
            <text:p><text:a xlink:href="https://www.youtube.com/watch?v=nSBhjGjnXLc" xlink:type="simple">Joueur du grenier - Ultraman - SuperNes - YouTube</text:a></text:p>
          </table:table-cell>
          <table:table-cell table:style-name="ce12" office:value-type="string" calcext:value-type="string">
            <text:p>Rise of the Robots.7z</text:p>
          </table:table-cell>
          <table:table-cell table:style-name="ce12" office:value-type="string" calcext:value-type="string">
            <text:p>snes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Ultraman_-_SuperNes" xlink:type="simple">Ultraman - SuperNes</text:a></text:p>
          </table:table-cell>
          <table:table-cell table:style-name="ce9" office:value-type="string" calcext:value-type="string">
            <text:p><text:a xlink:href="https://www.youtube.com/watch?v=nSBhjGjnXLc" xlink:type="simple">Joueur du grenier - Ultraman - SuperNes - YouTube</text:a></text:p>
          </table:table-cell>
          <table:table-cell table:style-name="ce12" office:value-type="string" calcext:value-type="string">
            <text:p>Pit Fighter.7z</text:p>
          </table:table-cell>
          <table:table-cell table:style-name="ce12" office:value-type="string" calcext:value-type="string">
            <text:p>snes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etour_vers_le_futur_II_-_Master_system" xlink:type="simple">Retour vers le futur II - Master system</text:a></text:p>
          </table:table-cell>
          <table:table-cell table:style-name="ce9" office:value-type="string" calcext:value-type="string">
            <text:p><text:a xlink:href="https://www.youtube.com/watch?v=StmuSLHyCy0" xlink:type="simple">Joueur du grenier - Retour vers le futur II - Master system</text:a></text:p>
          </table:table-cell>
          <table:table-cell table:style-name="ce12" office:value-type="string" calcext:value-type="string">
            <text:p>Back to the Future Part II.7z</text:p>
          </table:table-cell>
          <table:table-cell table:style-name="ce12" office:value-type="string" calcext:value-type="string">
            <text:p>mastersystem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etour_vers_le_futur_III_-_Master_system" xlink:type="simple">Retour vers le futur III - Master system</text:a></text:p>
          </table:table-cell>
          <table:table-cell table:style-name="ce9" office:value-type="string" calcext:value-type="string">
            <text:p><text:a xlink:href="https://www.youtube.com/watch?v=gZhUNzPdYj8" xlink:type="simple">Joueur du Grenier - Back to the Future III - Master System - YouTube</text:a></text:p>
          </table:table-cell>
          <table:table-cell table:style-name="ce12" office:value-type="string" calcext:value-type="string">
            <text:p>Back to the Future Part III.7z</text:p>
          </table:table-cell>
          <table:table-cell table:style-name="ce12" office:value-type="string" calcext:value-type="string">
            <text:p>mastersystem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James_Bond_Junior_-_Nes_-_SuperNes" xlink:type="simple">James Bond Junior - Nes - SuperNes</text:a></text:p>
          </table:table-cell>
          <table:table-cell table:style-name="ce9" office:value-type="string" calcext:value-type="string">
            <text:p><text:a xlink:href="https://www.youtube.com/watch?v=qsGgspGngbw" xlink:type="simple">Joueur du grenier - James Bond Junior - Nes - SuperNes - YouTube</text:a></text:p>
          </table:table-cell>
          <table:table-cell table:style-name="ce12" office:value-type="string" calcext:value-type="string">
            <text:p>James Bond Jr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James_Bond_Junior_-_Nes_-_SuperNes" xlink:type="simple">James Bond Junior - Nes - SuperNes</text:a></text:p>
          </table:table-cell>
          <table:table-cell table:style-name="ce9" office:value-type="string" calcext:value-type="string">
            <text:p><text:a xlink:href="https://www.youtube.com/watch?v=qsGgspGngbw" xlink:type="simple">Joueur du grenier - James Bond Junior - Nes - SuperNes - YouTube</text:a></text:p>
          </table:table-cell>
          <table:table-cell table:style-name="ce12" office:value-type="string" calcext:value-type="string">
            <text:p>James Bond J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Schtroumpfs_-_Megadrive" xlink:type="simple">Les Schtroumpfs - Megadrive</text:a></text:p>
          </table:table-cell>
          <table:table-cell table:style-name="ce9" office:value-type="string" calcext:value-type="string">
            <text:p><text:a xlink:href="https://www.youtube.com/watch?v=ug9bD3n3ifg" xlink:type="simple">Joueur du grenier - Les Schtroumpfs - Megadrive - YouTube</text:a></text:p>
          </table:table-cell>
          <table:table-cell table:style-name="ce12" office:value-type="string" calcext:value-type="string">
            <text:p>Smurfs, Th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Schtroumpfs_-_Megadrive" xlink:type="simple">Les Schtroumpfs - Megadrive</text:a></text:p>
          </table:table-cell>
          <table:table-cell table:style-name="ce9" office:value-type="string" calcext:value-type="string">
            <text:p><text:a xlink:href="https://www.youtube.com/watch?v=ug9bD3n3ifg" xlink:type="simple">Joueur du grenier - Les Schtroumpfs - Megadrive - YouTube</text:a></text:p>
          </table:table-cell>
          <table:table-cell table:style-name="ce12" office:value-type="string" calcext:value-type="string">
            <text:p>Smurfs, The.7z</text:p>
          </table:table-cell>
          <table:table-cell table:style-name="ce12" office:value-type="string" calcext:value-type="string">
            <text:p>snes</text:p>
          </table:table-cell>
          <table:table-cell table:style-name="ce17"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Virus_-_Playstation" xlink:type="simple">Virus - Playstation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virus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Bart_VS_Space_Mutants_-_NES" xlink:type="simple">Bart VS Space Mutants - NES</text:a></text:p>
          </table:table-cell>
          <table:table-cell table:style-name="ce9" office:value-type="string" calcext:value-type="string">
            <text:p><text:a xlink:href="https://www.youtube.com/watch?v=P-pZwqyfI90" xlink:type="simple">Joueur du grenier - Bart VS Space Mutants - NES - YouTube</text:a></text:p>
          </table:table-cell>
          <table:table-cell table:style-name="ce12" office:value-type="string" calcext:value-type="string">
            <text:p>Simpsons, The - Bart Vs. the Space Mutants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8" calcext:value-type="float">
            <text:p>18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Le_site_Internet_Joueur_du_grenier_est_là_!" xlink:type="simple">Le site Internet Joueur du grenier est là !</text:a></text:p>
          </table:table-cell>
          <table:table-cell table:style-name="ce17"/>
          <table:table-cell/>
          <table:table-cell table:style-name="ce17" table:number-columns-repeated="2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9" calcext:value-type="float">
            <text:p>19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Spécial_-_Dessins_Animés" xlink:type="simple">Spécial - Dessins Animés</text:a></text:p>
          </table:table-cell>
          <table:table-cell table:style-name="ce17"/>
          <table:table-cell/>
          <table:table-cell table:style-name="ce17" table:number-columns-repeated="2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0" calcext:value-type="float">
            <text:p>20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Teaser_du_prochain_Retro_Game_Test" xlink:type="simple">Teaser du prochain Retro Game Test</text:a></text:p>
          </table:table-cell>
          <table:table-cell table:style-name="ce17"/>
          <table:table-cell/>
          <table:table-cell table:style-name="ce17" table:number-columns-repeated="2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otal_Recall_-_NES" xlink:type="simple">Total Recall - NES</text:a></text:p>
          </table:table-cell>
          <table:table-cell table:style-name="ce9" office:value-type="string" calcext:value-type="string">
            <text:p><text:a xlink:href="https://www.youtube.com/watch?v=LM3cbZFyYyA" xlink:type="simple">Joueur du grenier - Total Recall - NES - YouTube</text:a></text:p>
          </table:table-cell>
          <table:table-cell table:style-name="ce12" office:value-type="string" calcext:value-type="string">
            <text:p>Total Recall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_la_2D_à_la_3D" xlink:type="simple">De la 2D à la 3D</text:a></text:p>
          </table:table-cell>
          <table:table-cell table:style-name="ce9" office:value-type="string" calcext:value-type="string">
            <text:p><text:a xlink:href="https://www.youtube.com/watch?v=90V_yIBjH2M" xlink:type="simple">Joueur du Grenier - De la 2D à la 3D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bubsy 3d</text:p>
          </table:table-cell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_la_2D_à_la_3D" xlink:type="simple">De la 2D à la 3D</text:a></text:p>
          </table:table-cell>
          <table:table-cell table:style-name="ce9" office:value-type="string" calcext:value-type="string">
            <text:p><text:a xlink:href="https://www.youtube.com/watch?v=90V_yIBjH2M" xlink:type="simple">Joueur du Grenier - De la 2D à la 3D</text:a></text:p>
          </table:table-cell>
          <table:table-cell table:style-name="ce12" office:value-type="string" calcext:value-type="string">
            <text:p>Castlevania.7z</text:p>
          </table:table-cell>
          <table:table-cell table:style-name="ce12" office:value-type="string" calcext:value-type="string">
            <text:p>n64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_la_2D_à_la_3D" xlink:type="simple">De la 2D à la 3D</text:a></text:p>
          </table:table-cell>
          <table:table-cell table:style-name="ce9" office:value-type="string" calcext:value-type="string">
            <text:p><text:a xlink:href="https://www.youtube.com/watch?v=90V_yIBjH2M" xlink:type="simple">Joueur du Grenier - De la 2D à la 3D</text:a></text:p>
          </table:table-cell>
          <table:table-cell table:style-name="ce12" office:value-type="string" calcext:value-type="string">
            <text:p>Sonic 3D Blast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_la_2D_à_la_3D" xlink:type="simple">De la 2D à la 3D</text:a></text:p>
          </table:table-cell>
          <table:table-cell table:style-name="ce9" office:value-type="string" calcext:value-type="string">
            <text:p><text:a xlink:href="https://www.youtube.com/watch?v=90V_yIBjH2M" xlink:type="simple">Joueur du Grenier - De la 2D à la 3D</text:a></text:p>
          </table:table-cell>
          <table:table-cell table:style-name="ce12" office:value-type="string" calcext:value-type="string">
            <text:p>Sonic Labyrinth.7z</text:p>
          </table:table-cell>
          <table:table-cell table:style-name="ce12" office:value-type="string" calcext:value-type="string">
            <text:p>gamegear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_la_2D_à_la_3D" xlink:type="simple">De la 2D à la 3D</text:a></text:p>
          </table:table-cell>
          <table:table-cell table:style-name="ce9" office:value-type="string" calcext:value-type="string">
            <text:p><text:a xlink:href="https://www.youtube.com/watch?v=90V_yIBjH2M" xlink:type="simple">Joueur du Grenier - De la 2D à la 3D</text:a></text:p>
          </table:table-cell>
          <table:table-cell table:style-name="ce17"/>
          <table:table-cell table:style-name="ce17" office:value-type="string" calcext:value-type="string">
            <text:p>saturn</text:p>
          </table:table-cell>
          <table:table-cell table:style-name="ce17" office:value-type="string" calcext:value-type="string">
            <text:p>Sonic R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_la_2D_à_la_3D" xlink:type="simple">De la 2D à la 3D</text:a></text:p>
          </table:table-cell>
          <table:table-cell table:style-name="ce9" office:value-type="string" calcext:value-type="string">
            <text:p><text:a xlink:href="https://www.youtube.com/watch?v=90V_yIBjH2M" xlink:type="simple">Joueur du Grenier - De la 2D à la 3D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mortal kombat special forces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Barbie_-_NES" xlink:type="simple">Barbie - NES</text:a></text:p>
          </table:table-cell>
          <table:table-cell table:style-name="ce9" office:value-type="string" calcext:value-type="string">
            <text:p><text:a xlink:href="https://www.youtube.com/watch?v=UuU9Oy01oWY" xlink:type="simple">Player of the attic - Barbie - NES - YouTube</text:a></text:p>
          </table:table-cell>
          <table:table-cell table:style-name="ce12" office:value-type="string" calcext:value-type="string">
            <text:p>Barbi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Barbie_-_NES" xlink:type="simple">Barbie - NES</text:a></text:p>
          </table:table-cell>
          <table:table-cell table:style-name="ce9" office:value-type="string" calcext:value-type="string">
            <text:p><text:a xlink:href="https://www.youtube.com/watch?v=UuU9Oy01oWY" xlink:type="simple">Player of the attic - Barbie - NES - YouTube</text:a></text:p>
          </table:table-cell>
          <table:table-cell table:style-name="ce12" office:value-type="string" calcext:value-type="string">
            <text:p>Barbie Super Model.7z</text:p>
          </table:table-cell>
          <table:table-cell table:style-name="ce12" office:value-type="string" calcext:value-type="string">
            <text:p>megadrive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Jurassic_Park" xlink:type="simple">Jurassic Park</text:a></text:p>
          </table:table-cell>
          <table:table-cell table:style-name="ce9" office:value-type="string" calcext:value-type="string">
            <text:p><text:a xlink:href="https://www.youtube.com/watch?v=WVE_yU38YVI" xlink:type="simple">Player of the attic - Jurassic Park - YouTube</text:a></text:p>
          </table:table-cell>
          <table:table-cell table:style-name="ce12" office:value-type="string" calcext:value-type="string">
            <text:p>Jurassic Park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Jurassic_Park" xlink:type="simple">Jurassic Park</text:a></text:p>
          </table:table-cell>
          <table:table-cell table:style-name="ce9" office:value-type="string" calcext:value-type="string">
            <text:p><text:a xlink:href="https://www.youtube.com/watch?v=WVE_yU38YVI" xlink:type="simple">Player of the attic - Jurassic Park - YouTube</text:a></text:p>
          </table:table-cell>
          <table:table-cell table:style-name="ce12" office:value-type="string" calcext:value-type="string">
            <text:p>Jurassic Park.7z</text:p>
          </table:table-cell>
          <table:table-cell table:style-name="ce12" office:value-type="string" calcext:value-type="string">
            <text:p>mastersystem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Jurassic_Park" xlink:type="simple">Jurassic Park</text:a></text:p>
          </table:table-cell>
          <table:table-cell table:style-name="ce9" office:value-type="string" calcext:value-type="string">
            <text:p><text:a xlink:href="https://www.youtube.com/watch?v=WVE_yU38YVI" xlink:type="simple">Player of the attic - Jurassic Park - YouTube</text:a></text:p>
          </table:table-cell>
          <table:table-cell table:style-name="ce12" office:value-type="string" calcext:value-type="string">
            <text:p>Jurassic Park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3_ULTRA_DU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Jurassic_Park" xlink:type="simple">Jurassic Park</text:a></text:p>
          </table:table-cell>
          <table:table-cell table:style-name="ce9" office:value-type="string" calcext:value-type="string">
            <text:p><text:a xlink:href="https://www.youtube.com/watch?v=WVE_yU38YVI" xlink:type="simple">Player of the attic - Jurassic Park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jurassic park trespasser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5" calcext:value-type="float">
            <text:p>25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Spécial_Adaptations_de_jeux_vidéo" xlink:type="simple">Spécial Adaptations de jeux vidéo</text:a></text:p>
          </table:table-cell>
          <table:table-cell table:style-name="ce17"/>
          <table:table-cell/>
          <table:table-cell table:style-name="ce17" table:number-columns-repeated="2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3" office:value-type="string" calcext:value-type="string">
            <text:p>White Men Can't Jump (1995).7z</text:p>
          </table:table-cell>
          <table:table-cell table:style-name="ce13" office:value-type="string" calcext:value-type="string">
            <text:p>jaguar</text:p>
          </table:table-cell>
          <table:table-cell table:style-name="ce17"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2" office:value-type="string" calcext:value-type="string">
            <text:p>Socce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2" office:value-type="string" calcext:value-type="string">
            <text:p>California Games.7z</text:p>
          </table:table-cell>
          <table:table-cell table:style-name="ce12" office:value-type="string" calcext:value-type="string">
            <office:annotation draw:style-name="gr1" draw:text-style-name="P2" svg:width="13.06cm" svg:height="1.508cm" svg:x="29.036cm" svg:y="25.661cm" draw:caption-point-x="-0.406cm" draw:caption-point-y="-0.81cm">
              <dc:date>2023-08-30T00:00:00</dc:date>
              <text:p text:style-name="P1"><text:span text:style-name="T1">jeux epyx</text:span></text:p>
              <text:p text:style-name="P1"><text:span text:style-name="T1"><text:tab/></text:span><text:span text:style-name="T1">-Raphael Camus</text:span></text:p>
            </office:annotation>
            <text:p>mastersystem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2" office:value-type="string" calcext:value-type="string">
            <text:p>California Games II.7z</text:p>
          </table:table-cell>
          <table:table-cell table:style-name="ce12" office:value-type="string" calcext:value-type="string">
            <text:p>mastersystem</text:p>
          </table:table-cell>
          <table:table-cell/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2" office:value-type="string" calcext:value-type="string">
            <text:p>NBA All-Star Challeng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1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2" office:value-type="string" calcext:value-type="string">
            <text:p>NBA All-Star Challenge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1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sports" xlink:type="simple">Les jeux de sports</text:a></text:p>
          </table:table-cell>
          <table:table-cell table:style-name="ce9" office:value-type="string" calcext:value-type="string">
            <text:p><text:a xlink:href="https://www.youtube.com/watch?v=MRG-4hVp218" xlink:type="simple">Joueur du Grenier - Sports games - YouTube</text:a></text:p>
          </table:table-cell>
          <table:table-cell table:style-name="ce12" office:value-type="string" calcext:value-type="string">
            <text:p>Track &amp; Field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1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ortue_Ninja_-_NES" xlink:type="simple">Tortue Ninja - NES</text:a></text:p>
          </table:table-cell>
          <table:table-cell table:style-name="ce9" office:value-type="string" calcext:value-type="string">
            <text:p><text:a xlink:href="https://www.youtube.com/watch?v=bHHeoDmqdKQ" xlink:type="simple">Joueur du Grenier - Tortue Ninja - NES - YouTube</text:a></text:p>
          </table:table-cell>
          <table:table-cell table:style-name="ce12" office:value-type="string" calcext:value-type="string">
            <text:p>Teenage Mutant Ninja Turtles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3_ULTRA_DU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E.T. The Extra-Terrestrial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A-Team, The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Sneek 'n Peek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Strawberry Shortcake - Musical Match-Ups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Masters of the Universe - The Power of He-Man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China Syndrome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tari_2600" xlink:type="simple">Atari 2600</text:a></text:p>
          </table:table-cell>
          <table:table-cell table:style-name="ce9" office:value-type="string" calcext:value-type="string">
            <text:p><text:a xlink:href="https://www.youtube.com/watch?v=hx_uQNgdsm0" xlink:type="simple">Player of the Attic - Atari 2600 - YouTube</text:a></text:p>
          </table:table-cell>
          <table:table-cell table:style-name="ce12" office:value-type="string" calcext:value-type="string">
            <text:p>Mega Force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Batman_%26_Robin_-_Playstation" xlink:type="simple">Batman &amp; Robin - Playstation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batman et robin</text:p>
          </table:table-cell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en_vrac_!" xlink:type="simple">Des jeux en vrac !</text:a></text:p>
          </table:table-cell>
          <table:table-cell table:style-name="ce9" office:value-type="string" calcext:value-type="string">
            <text:p><text:a xlink:href="https://www.youtube.com/watch?v=_eNgRJ_QTBM" xlink:type="simple">The Attic player - Games in bulk! - YouTube</text:a></text:p>
          </table:table-cell>
          <table:table-cell table:style-name="ce12" office:value-type="string" calcext:value-type="string">
            <text:p>ALF.7z</text:p>
          </table:table-cell>
          <table:table-cell table:style-name="ce12" office:value-type="string" calcext:value-type="string">
            <text:p>mastersystem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en_vrac_!" xlink:type="simple">Des jeux en vrac !</text:a></text:p>
          </table:table-cell>
          <table:table-cell table:style-name="ce9" office:value-type="string" calcext:value-type="string">
            <text:p><text:a xlink:href="https://www.youtube.com/watch?v=_eNgRJ_QTBM" xlink:type="simple">The Attic player - Games in bulk! - YouTube</text:a></text:p>
          </table:table-cell>
          <table:table-cell table:style-name="ce12" office:value-type="string" calcext:value-type="string">
            <text:p>Timecop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en_vrac_!" xlink:type="simple">Des jeux en vrac !</text:a></text:p>
          </table:table-cell>
          <table:table-cell table:style-name="ce9" office:value-type="string" calcext:value-type="string">
            <text:p><text:a xlink:href="https://www.youtube.com/watch?v=_eNgRJ_QTBM" xlink:type="simple">The Attic player - Games in bulk! - YouTube</text:a></text:p>
          </table:table-cell>
          <table:table-cell table:style-name="ce12" office:value-type="string" calcext:value-type="string">
            <text:p>Rex Ronan - Experimental Surgeon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en_vrac_!" xlink:type="simple">Des jeux en vrac !</text:a></text:p>
          </table:table-cell>
          <table:table-cell table:style-name="ce9" office:value-type="string" calcext:value-type="string">
            <text:p><text:a xlink:href="https://www.youtube.com/watch?v=_eNgRJ_QTBM" xlink:type="simple">The Attic player - Games in bulk! - YouTube</text:a></text:p>
          </table:table-cell>
          <table:table-cell table:style-name="ce12" office:value-type="string" calcext:value-type="string">
            <text:p>Captain Novolin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1" calcext:value-type="float">
            <text:p>31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Visite_aux_studios_Pixar_pour_CARS_2" xlink:type="simple">Visite aux studios Pixar pour CARS 2</text:a></text:p>
          </table:table-cell>
          <table:table-cell table:style-name="ce17"/>
          <table:table-cell/>
          <table:table-cell table:style-name="ce17" table:number-columns-repeated="3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2" calcext:value-type="float">
            <text:p>32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Special_-_Emissions_et_dessins_animés_2" xlink:type="simple">Special - Emissions et dessins animés #2</text:a></text:p>
          </table:table-cell>
          <table:table-cell table:style-name="ce17"/>
          <table:table-cell/>
          <table:table-cell table:style-name="ce17" table:number-columns-repeated="3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ink_:_Faces_of_Evil_-_Philips_CD-I" xlink:type="simple">Link : Faces of Evil - Philips CD-I</text:a></text:p>
          </table:table-cell>
          <table:table-cell table:style-name="ce17" table:number-columns-repeated="2"/>
          <table:table-cell table:style-name="ce17" office:value-type="string" calcext:value-type="string">
            <text:p>cdi</text:p>
          </table:table-cell>
          <table:table-cell table:style-name="ce17" office:value-type="string" calcext:value-type="string">
            <text:p>link: the faces of evil</text:p>
          </table:table-cell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ilent_Service_%26_Infiltrator_-_NES" xlink:type="simple">Silent Service &amp; Infiltrator - NES</text:a></text:p>
          </table:table-cell>
          <table:table-cell table:style-name="ce9" office:value-type="string" calcext:value-type="string">
            <text:p><text:a xlink:href="https://www.youtube.com/watch?v=x9AA0GVjc7o" xlink:type="simple">Gamer of the attic - Silent Service &amp; Infiltrator - NES - YouTube</text:a></text:p>
          </table:table-cell>
          <table:table-cell table:style-name="ce12" office:value-type="string" calcext:value-type="string">
            <text:p>Infiltrato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ilent_Service_%26_Infiltrator_-_NES" xlink:type="simple">Silent Service &amp; Infiltrator - NES</text:a></text:p>
          </table:table-cell>
          <table:table-cell table:style-name="ce9" office:value-type="string" calcext:value-type="string">
            <text:p><text:a xlink:href="https://www.youtube.com/watch?v=x9AA0GVjc7o" xlink:type="simple">Gamer of the attic - Silent Service &amp; Infiltrator - NES - YouTube</text:a></text:p>
          </table:table-cell>
          <table:table-cell table:style-name="ce12" office:value-type="string" calcext:value-type="string">
            <text:p>Silent Service.7z</text:p>
          </table:table-cell>
          <table:table-cell table:style-name="ce12" office:value-type="string" calcext:value-type="string">
            <text:p>nes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pirou_-_Megadrive" xlink:type="simple">Spirou - Megadrive</text:a></text:p>
          </table:table-cell>
          <table:table-cell table:style-name="ce9" office:value-type="string" calcext:value-type="string">
            <text:p><text:a xlink:href="https://www.youtube.com/watch?v=FUXQjIOnJqA" xlink:type="simple">Joueur du Grenier - Spirou - Megadrive - YouTube</text:a></text:p>
          </table:table-cell>
          <table:table-cell table:style-name="ce12" office:value-type="string" calcext:value-type="string">
            <text:p>Spirou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pirou_-_Megadrive" xlink:type="simple">Spirou - Megadrive</text:a></text:p>
          </table:table-cell>
          <table:table-cell table:style-name="ce9" office:value-type="string" calcext:value-type="string">
            <text:p><text:a xlink:href="https://www.youtube.com/watch?v=FUXQjIOnJqA" xlink:type="simple">Joueur du Grenier - Spirou - Megadrive - YouTube</text:a></text:p>
          </table:table-cell>
          <table:table-cell table:style-name="ce12" office:value-type="string" calcext:value-type="string">
            <text:p>Spirou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6" calcext:value-type="float">
            <text:p>36</text:p>
          </table:table-cell>
          <table:table-cell table:style-name="ce6" office:value-type="string" calcext:value-type="string">
            <text:p>FAQ</text:p>
          </table:table-cell>
          <table:table-cell table:style-name="ce8" office:value-type="string" calcext:value-type="string">
            <text:p><text:a xlink:href="https://joueur-du-grenier.fandom.com/fr/wiki/Joueur_du_grenier_répond_à_toutes_vos_questions_!" xlink:type="simple">Joueur du grenier répond à toutes vos questions !</text:a></text:p>
          </table:table-cell>
          <table:table-cell table:style-name="ce17"/>
          <table:table-cell/>
          <table:table-cell table:style-name="ce17" table:number-columns-repeated="3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RPG" xlink:type="simple">Les RPG</text:a></text:p>
          </table:table-cell>
          <table:table-cell table:style-name="ce9" office:value-type="string" calcext:value-type="string">
            <text:p><text:a xlink:href="https://www.youtube.com/watch?v=xfJHv4LzszQ" xlink:type="simple">Gamer of the Attic - The RPGs - YouTube</text:a></text:p>
          </table:table-cell>
          <table:table-cell table:style-name="ce17"/>
          <table:table-cell table:style-name="ce17" office:value-type="string" calcext:value-type="string">
            <text:p>saturn</text:p>
          </table:table-cell>
          <table:table-cell table:style-name="ce17" office:value-type="string" calcext:value-type="string">
            <text:p>virtual hydlide</text:p>
          </table:table-cell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RPG" xlink:type="simple">Les RPG</text:a></text:p>
          </table:table-cell>
          <table:table-cell table:style-name="ce9" office:value-type="string" calcext:value-type="string">
            <text:p><text:a xlink:href="https://www.youtube.com/watch?v=xfJHv4LzszQ" xlink:type="simple">Gamer of the Attic - The RPGs - YouTube</text:a></text:p>
          </table:table-cell>
          <table:table-cell table:style-name="ce12" office:value-type="string" calcext:value-type="string">
            <text:p>Immortal, Th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RPG" xlink:type="simple">Les RPG</text:a></text:p>
          </table:table-cell>
          <table:table-cell table:style-name="ce9" office:value-type="string" calcext:value-type="string">
            <text:p><text:a xlink:href="https://www.youtube.com/watch?v=xfJHv4LzszQ" xlink:type="simple">Gamer of the Attic - The RPGs - YouTube</text:a></text:p>
          </table:table-cell>
          <table:table-cell table:style-name="ce12" office:value-type="string" calcext:value-type="string">
            <text:p>Drakkhen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RPG" xlink:type="simple">Les RPG</text:a></text:p>
          </table:table-cell>
          <table:table-cell table:style-name="ce9" office:value-type="string" calcext:value-type="string">
            <text:p><text:a xlink:href="https://www.youtube.com/watch?v=xfJHv4LzszQ" xlink:type="simple">Gamer of the Attic - The RPGs - YouTube</text:a></text:p>
          </table:table-cell>
          <table:table-cell table:style-name="ce12" office:value-type="string" calcext:value-type="string">
            <text:p>Advanced Dungeons &amp; Dragons - Heroes of the Lanc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ragon%27s_Lair_-_NES" xlink:type="simple">Dragon's Lair - NES</text:a></text:p>
          </table:table-cell>
          <table:table-cell table:style-name="ce9" office:value-type="string" calcext:value-type="string">
            <text:p><text:a xlink:href="https://www.youtube.com/watch?v=Ze_mWpklkKQ" xlink:type="simple">Player of the attic - Dragon's Lair - NES - YouTube</text:a></text:p>
          </table:table-cell>
          <table:table-cell table:style-name="ce12" office:value-type="string" calcext:value-type="string">
            <text:p>Dragon's Lai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ragon%27s_Lair_-_NES" xlink:type="simple">Dragon's Lair - NES</text:a></text:p>
          </table:table-cell>
          <table:table-cell table:style-name="ce9" office:value-type="string" calcext:value-type="string">
            <text:p><text:a xlink:href="https://www.youtube.com/watch?v=Ze_mWpklkKQ" xlink:type="simple">Player of the attic - Dragon's Lair - NES - YouTube</text:a></text:p>
          </table:table-cell>
          <table:table-cell table:style-name="ce12" office:value-type="string" calcext:value-type="string">
            <text:p>Dragon's Lair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/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39" calcext:value-type="float">
            <text:p>39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Luttons_contre_ACTA" xlink:type="simple">Luttons contre ACTA</text:a></text:p>
          </table:table-cell>
          <table:table-cell table:style-name="ce17" table:number-columns-repeated="5"/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Spécial_Dessins_animés_pour_filles" xlink:type="simple">Spécial Dessins animés pour filles</text:a></text:p>
          </table:table-cell>
          <table:table-cell table:style-name="ce17" table:number-columns-repeated="5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IRWOLF_-_CPC_464" xlink:type="simple">AIRWOLF - CPC 464</text:a></text:p>
          </table:table-cell>
          <table:table-cell table:style-name="ce17" table:number-columns-repeated="2"/>
          <table:table-cell table:style-name="ce17" office:value-type="string" calcext:value-type="string">
            <text:p>amstradcpc</text:p>
          </table:table-cell>
          <table:table-cell table:style-name="ce17" office:value-type="string" calcext:value-type="string">
            <text:p>airwolf</text:p>
          </table:table-cell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Excalibur_2555_A.D_-_Playstation" xlink:type="simple">Excalibur 2555 A.D - Playstation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excalibur 2555 ad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ad_Runner_%26_Tazmania" xlink:type="simple">Road Runner &amp; Tazmania</text:a></text:p>
          </table:table-cell>
          <table:table-cell table:style-name="ce9" office:value-type="string" calcext:value-type="string">
            <text:p><text:a xlink:href="https://www.youtube.com/watch?v=mQlKd6Sgfuw" xlink:type="simple">Joueur du Grenier - Road Runner &amp; Tazmania - YouTube</text:a></text:p>
          </table:table-cell>
          <table:table-cell table:style-name="ce12" office:value-type="string" calcext:value-type="string">
            <text:p>Taz-Mania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ad_Runner_%26_Tazmania" xlink:type="simple">Road Runner &amp; Tazmania</text:a></text:p>
          </table:table-cell>
          <table:table-cell table:style-name="ce9" office:value-type="string" calcext:value-type="string">
            <text:p><text:a xlink:href="https://www.youtube.com/watch?v=mQlKd6Sgfuw" xlink:type="simple">Joueur du Grenier - Road Runner &amp; Tazmania - YouTube</text:a></text:p>
          </table:table-cell>
          <table:table-cell table:style-name="ce12" office:value-type="string" calcext:value-type="string">
            <text:p>Road Runner's Death Valley Rally.7z</text:p>
          </table:table-cell>
          <table:table-cell table:style-name="ce12" office:value-type="string" calcext:value-type="string">
            <text:p>snes</text:p>
          </table:table-cell>
          <table:table-cell table:style-name="ce17"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Captain_Planet_-_NES" xlink:type="simple">Captain Planet - NES</text:a></text:p>
          </table:table-cell>
          <table:table-cell table:style-name="ce10" office:value-type="string" calcext:value-type="string">
            <text:p><text:a xlink:href="https://www.youtube.com/watch?v=up_4KiIEzmU" xlink:type="simple">Joueur du grenier - Captain Planet - NES - YouTube</text:a></text:p>
          </table:table-cell>
          <table:table-cell table:style-name="ce12" office:value-type="string" calcext:value-type="string">
            <text:p>Captain Planet and The Planeteers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Platoon_%26_Metal_gear_-_NES" xlink:type="simple">Platoon &amp; Metal gear - NES</text:a></text:p>
          </table:table-cell>
          <table:table-cell table:style-name="ce10" office:value-type="string" calcext:value-type="string">
            <text:p><text:a xlink:href="https://www.youtube.com/watch?v=g7HUG_SiHVw" xlink:type="simple">Joueur du grenier - Platoon &amp; Metal gear - NES - YouTube</text:a></text:p>
          </table:table-cell>
          <table:table-cell table:style-name="ce12" office:value-type="string" calcext:value-type="string">
            <text:p>Platoon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Platoon_%26_Metal_gear_-_NES" xlink:type="simple">Platoon &amp; Metal gear - NES</text:a></text:p>
          </table:table-cell>
          <table:table-cell table:style-name="ce10" office:value-type="string" calcext:value-type="string">
            <text:p><text:a xlink:href="https://www.youtube.com/watch?v=g7HUG_SiHVw" xlink:type="simple">Joueur du grenier - Platoon &amp; Metal gear - NES - YouTube</text:a></text:p>
          </table:table-cell>
          <table:table-cell table:style-name="ce12" office:value-type="string" calcext:value-type="string">
            <text:p>Metal Gea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46" calcext:value-type="float">
            <text:p>46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Quelques_infos_importantes_!" xlink:type="simple">Quelques infos importantes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47" calcext:value-type="float">
            <text:p>47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Pokemon_Rouge" xlink:type="simple">Papy grenier - Pokemon Rouge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Color_Dreams_-_NES" xlink:type="simple">Des jeux Color Dreams - NES</text:a></text:p>
          </table:table-cell>
          <table:table-cell table:style-name="ce9" office:value-type="string" calcext:value-type="string">
            <text:p><text:a xlink:href="https://www.youtube.com/watch?v=Xos2M-gTf6g" xlink:type="simple">The attic gamer - Games Color Dreams - NES - YouTube</text:a></text:p>
          </table:table-cell>
          <table:table-cell table:style-name="ce12" office:value-type="string" calcext:value-type="string">
            <text:p>Raid 2020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Color_Dreams_-_NES" xlink:type="simple">Des jeux Color Dreams - NES</text:a></text:p>
          </table:table-cell>
          <table:table-cell table:style-name="ce9" office:value-type="string" calcext:value-type="string">
            <text:p><text:a xlink:href="https://www.youtube.com/watch?v=Xos2M-gTf6g" xlink:type="simple">The attic gamer - Games Color Dreams - NES - YouTube</text:a></text:p>
          </table:table-cell>
          <table:table-cell table:style-name="ce12" office:value-type="string" calcext:value-type="string">
            <text:p>Silent Assault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49" calcext:value-type="float">
            <text:p>49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SIM_CITY" xlink:type="simple">Papy Grenier - SIM CITY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50" calcext:value-type="float">
            <text:p>50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_série_-_Dessins_animés_pour_garçons" xlink:type="simple">Hors série - Dessins animés pour garçons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simulations_!_-_PC" xlink:type="simple">Les simulations ! - PC</text:a></text:p>
          </table:table-cell>
          <table:table-cell table:style-name="ce9" office:value-type="string" calcext:value-type="string">
            <text:p><text:a xlink:href="https://www.youtube.com/watch?v=E-C_INbQ0sQ" xlink:type="simple">Joueur du grenier(Player of the Attic) - Simulation games! - PC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toilet tycoon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simulations_!_-_PC" xlink:type="simple">Les simulations ! - PC</text:a></text:p>
          </table:table-cell>
          <table:table-cell table:style-name="ce9" office:value-type="string" calcext:value-type="string">
            <text:p><text:a xlink:href="https://www.youtube.com/watch?v=E-C_INbQ0sQ" xlink:type="simple">Joueur du grenier(Player of the Attic) - Simulation games! - PC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Geopolitical Simulator 2: rulers of the nation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simulations_!_-_PC" xlink:type="simple">Les simulations ! - PC</text:a></text:p>
          </table:table-cell>
          <table:table-cell table:style-name="ce9" office:value-type="string" calcext:value-type="string">
            <text:p><text:a xlink:href="https://www.youtube.com/watch?v=E-C_INbQ0sQ" xlink:type="simple">Joueur du grenier(Player of the Attic) - Simulation games! - PC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8" office:value-type="string" calcext:value-type="string">
            <text:p>Euro Truck Simulator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simulations_!_-_PC" xlink:type="simple">Les simulations ! - PC</text:a></text:p>
          </table:table-cell>
          <table:table-cell table:style-name="ce9" office:value-type="string" calcext:value-type="string">
            <text:p><text:a xlink:href="https://www.youtube.com/watch?v=E-C_INbQ0sQ" xlink:type="simple">Joueur du grenier(Player of the Attic) - Simulation games! - PC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Emergency Ambulance Simulator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amille_Addams" xlink:type="simple">Les jeux Famille Addams</text:a></text:p>
          </table:table-cell>
          <table:table-cell table:style-name="ce10" office:value-type="string" calcext:value-type="string">
            <text:p><text:a xlink:href="https://www.youtube.com/watch?v=2pNyZJL8TqY" xlink:type="simple">Attic's gamer - Addams family games - YouTube</text:a></text:p>
          </table:table-cell>
          <table:table-cell table:style-name="ce12" office:value-type="string" calcext:value-type="string">
            <text:p>Addams Family, The - Pugsley's Scavenger Hunt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amille_Addams" xlink:type="simple">Les jeux Famille Addams</text:a></text:p>
          </table:table-cell>
          <table:table-cell table:style-name="ce10" office:value-type="string" calcext:value-type="string">
            <text:p><text:a xlink:href="https://www.youtube.com/watch?v=2pNyZJL8TqY" xlink:type="simple">Attic's gamer - Addams family games - YouTube</text:a></text:p>
          </table:table-cell>
          <table:table-cell table:style-name="ce12" office:value-type="string" calcext:value-type="string">
            <text:p>Fester's Quest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amille_Addams" xlink:type="simple">Les jeux Famille Addams</text:a></text:p>
          </table:table-cell>
          <table:table-cell table:style-name="ce10" office:value-type="string" calcext:value-type="string">
            <text:p><text:a xlink:href="https://www.youtube.com/watch?v=2pNyZJL8TqY" xlink:type="simple">Attic's gamer - Addams family games - YouTube</text:a></text:p>
          </table:table-cell>
          <table:table-cell table:style-name="ce12" office:value-type="string" calcext:value-type="string">
            <text:p>Addams Family, The.7z</text:p>
          </table:table-cell>
          <table:table-cell table:style-name="ce12" office:value-type="string" calcext:value-type="string">
            <text:p>mastersystem</text:p>
          </table:table-cell>
          <table:table-cell table:number-columns-repeated="17"/>
        </table:table-row>
        <table:table-row table:style-name="ro2">
          <table:table-cell table:style-name="ce17"/>
          <table:table-cell table:style-name="ce17" office:value-type="float" office:value="53" calcext:value-type="float">
            <text:p>53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Goldeneye_64" xlink:type="simple">Papy Grenier - Goldeneye 64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isney" xlink:type="simple">Les jeux Disney</text:a></text:p>
          </table:table-cell>
          <table:table-cell table:style-name="ce10" office:value-type="string" calcext:value-type="string">
            <text:p><text:a xlink:href="https://www.youtube.com/watch?v=5I7pukuy8sQ" xlink:type="simple">Gamer in the Attics - Disney games - YouTube</text:a></text:p>
          </table:table-cell>
          <table:table-cell table:style-name="ce12" office:value-type="string" calcext:value-type="string">
            <text:p>Fantasia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isney" xlink:type="simple">Les jeux Disney</text:a></text:p>
          </table:table-cell>
          <table:table-cell table:style-name="ce10" office:value-type="string" calcext:value-type="string">
            <text:p><text:a xlink:href="https://www.youtube.com/watch?v=5I7pukuy8sQ" xlink:type="simple">Gamer in the Attics - Disney games - YouTube</text:a></text:p>
          </table:table-cell>
          <table:table-cell table:style-name="ce12" office:value-type="string" calcext:value-type="string">
            <text:p>Beauty and the Beast - Belle's Quest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isney" xlink:type="simple">Les jeux Disney</text:a></text:p>
          </table:table-cell>
          <table:table-cell table:style-name="ce10" office:value-type="string" calcext:value-type="string">
            <text:p><text:a xlink:href="https://www.youtube.com/watch?v=5I7pukuy8sQ" xlink:type="simple">Gamer in the Attics - Disney games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le roi lion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55" calcext:value-type="float">
            <text:p>55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Bonus_-_Remerciements_1_million_d%27abonnés_!" xlink:type="simple">Bonus - Remerciements 1 million d'abonnés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56" calcext:value-type="float">
            <text:p>56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Zelda,_l%27enquête_exclusive_!" xlink:type="simple">Papy Grenier - Zelda, l'enquête exclusive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nti_Terror_Force_-_PC" xlink:type="simple">Anti Terror Force - PC</text:a></text:p>
          </table:table-cell>
          <table:table-cell table:style-name="ce17" table:number-columns-repeated="2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gign anti terror force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58" calcext:value-type="float">
            <text:p>58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_série_-_Les_super-héros" xlink:type="simple">Hors série - Les super-héros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lex_Kidd_in_High_tech_World_%26_Prince_of_Persia_2" xlink:type="simple">Alex Kidd in High tech World &amp; Prince of Persia 2</text:a></text:p>
          </table:table-cell>
          <table:table-cell table:style-name="ce10" office:value-type="string" calcext:value-type="string">
            <text:p><text:a xlink:href="https://www.youtube.com/watch?v=oYvocMIfCIQ" xlink:type="simple">Joueur du Grenier - Alex Kidd in High tech World &amp; Prince of Persia 2 - YouTube</text:a></text:p>
          </table:table-cell>
          <table:table-cell table:style-name="ce12" office:value-type="string" calcext:value-type="string">
            <text:p>Prince of Persia 2 - The Shadow &amp; The Flame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Alex_Kidd_in_High_tech_World_%26_Prince_of_Persia_2" xlink:type="simple">Alex Kidd in High tech World &amp; Prince of Persia 2</text:a></text:p>
          </table:table-cell>
          <table:table-cell table:style-name="ce10" office:value-type="string" calcext:value-type="string">
            <text:p><text:a xlink:href="https://www.youtube.com/watch?v=oYvocMIfCIQ" xlink:type="simple">Joueur du Grenier - Alex Kidd in High tech World &amp; Prince of Persia 2 - YouTube</text:a></text:p>
          </table:table-cell>
          <table:table-cell table:style-name="ce12" office:value-type="string" calcext:value-type="string">
            <text:p>Alex Kidd in High Tech World.7z</text:p>
          </table:table-cell>
          <table:table-cell table:style-name="ce12" office:value-type="string" calcext:value-type="string">
            <text:p>mastersystem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60" calcext:value-type="float">
            <text:p>60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Resident_Evil" xlink:type="simple">Papy Grenier - Resident Evil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Baston_2ème_édition" xlink:type="simple">Les jeux de Baston 2ème édition</text:a></text:p>
          </table:table-cell>
          <table:table-cell table:style-name="ce9" office:value-type="string" calcext:value-type="string">
            <text:p><text:a xlink:href="https://www.youtube.com/watch?v=MqDWL0MgAtc" xlink:type="simple">Joueur du Grenier - Les jeux de Baston 2ème édition - YouTube</text:a></text:p>
          </table:table-cell>
          <table:table-cell table:style-name="ce12" office:value-type="string" calcext:value-type="string">
            <office:annotation draw:style-name="gr1" draw:text-style-name="P2" svg:width="14.408cm" svg:height="1.508cm" svg:x="25.796cm" svg:y="59.827cm" draw:caption-point-x="-0.406cm" draw:caption-point-y="-0.81cm">
              <dc:date>2023-08-30T00:00:00</dc:date>
              <text:p text:style-name="P1"><text:span text:style-name="T1">Fatman</text:span></text:p>
              <text:p text:style-name="P1"><text:span text:style-name="T1"><text:tab/></text:span><text:span text:style-name="T1">-Raphael Camus</text:span></text:p>
            </office:annotation>
            <text:p>Slaughter Sport.7z</text:p>
          </table:table-cell>
          <table:table-cell table:style-name="ce12" office:value-type="string" calcext:value-type="string">
            <text:p>megadrive</text:p>
          </table:table-cell>
          <table:table-cell table:style-name="ce17"/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Baston_2ème_édition" xlink:type="simple">Les jeux de Baston 2ème édition</text:a></text:p>
          </table:table-cell>
          <table:table-cell table:style-name="ce9" office:value-type="string" calcext:value-type="string">
            <text:p><text:a xlink:href="https://www.youtube.com/watch?v=MqDWL0MgAtc" xlink:type="simple">Joueur du Grenier - Les jeux de Baston 2ème édition - YouTube</text:a></text:p>
          </table:table-cell>
          <table:table-cell table:style-name="ce17"/>
          <table:table-cell table:style-name="ce17" office:value-type="string" calcext:value-type="string">
            <text:p>mame</text:p>
          </table:table-cell>
          <table:table-cell table:style-name="ce17" office:value-type="string" calcext:value-type="string">
            <text:p>street fighter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Baston_2ème_édition" xlink:type="simple">Les jeux de Baston 2ème édition</text:a></text:p>
          </table:table-cell>
          <table:table-cell table:style-name="ce9" office:value-type="string" calcext:value-type="string">
            <text:p><text:a xlink:href="https://www.youtube.com/watch?v=MqDWL0MgAtc" xlink:type="simple">Joueur du Grenier - Les jeux de Baston 2ème édition - YouTube</text:a></text:p>
          </table:table-cell>
          <table:table-cell table:style-name="ce13" office:value-type="string" calcext:value-type="string">
            <text:p>Kasumi Ninja (1994).7z</text:p>
          </table:table-cell>
          <table:table-cell table:style-name="ce13" office:value-type="string" calcext:value-type="string">
            <text:p>jaguar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Baston_2ème_édition" xlink:type="simple">Les jeux de Baston 2ème édition</text:a></text:p>
          </table:table-cell>
          <table:table-cell table:style-name="ce9" office:value-type="string" calcext:value-type="string">
            <text:p><text:a xlink:href="https://www.youtube.com/watch?v=MqDWL0MgAtc" xlink:type="simple">Joueur du Grenier - Les jeux de Baston 2ème édition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Bikini Karate Babes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Baston_2ème_édition" xlink:type="simple">Les jeux de Baston 2ème édition</text:a></text:p>
          </table:table-cell>
          <table:table-cell table:style-name="ce9" office:value-type="string" calcext:value-type="string">
            <text:p><text:a xlink:href="https://www.youtube.com/watch?v=MqDWL0MgAtc" xlink:type="simple">Joueur du Grenier - Les jeux de Baston 2ème édition - YouTube</text:a></text:p>
          </table:table-cell>
          <table:table-cell table:style-name="ce17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Battle Construction Vehicles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uperman_64_%26_Batman_Forever" xlink:type="simple">Superman 64 &amp; Batman Forever</text:a></text:p>
          </table:table-cell>
          <table:table-cell table:style-name="ce9" office:value-type="string" calcext:value-type="string">
            <text:p><text:a xlink:href="https://www.youtube.com/watch?v=ozf7VJf-gsU" xlink:type="simple">Joueur du Grenier - Superman 64 &amp; Batman Forever - YouTube</text:a></text:p>
          </table:table-cell>
          <table:table-cell table:style-name="ce12" office:value-type="string" calcext:value-type="string">
            <text:p>Batman Forever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uperman_64_%26_Batman_Forever" xlink:type="simple">Superman 64 &amp; Batman Forever</text:a></text:p>
          </table:table-cell>
          <table:table-cell table:style-name="ce9" office:value-type="string" calcext:value-type="string">
            <text:p><text:a xlink:href="https://www.youtube.com/watch?v=ozf7VJf-gsU" xlink:type="simple">Joueur du Grenier - Superman 64 &amp; Batman Forever - YouTube</text:a></text:p>
          </table:table-cell>
          <table:table-cell table:style-name="ce12" office:value-type="string" calcext:value-type="string">
            <text:p>Batman Forever.7z</text:p>
          </table:table-cell>
          <table:table-cell table:style-name="ce12" office:value-type="string" calcext:value-type="string">
            <text:p>snes</text:p>
          </table:table-cell>
          <table:table-cell table:style-name="ce17"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uperman_64_%26_Batman_Forever" xlink:type="simple">Superman 64 &amp; Batman Forever</text:a></text:p>
          </table:table-cell>
          <table:table-cell table:style-name="ce9" office:value-type="string" calcext:value-type="string">
            <text:p><text:a xlink:href="https://www.youtube.com/watch?v=ozf7VJf-gsU" xlink:type="simple">Joueur du Grenier - Superman 64 &amp; Batman Forever - YouTube</text:a></text:p>
          </table:table-cell>
          <table:table-cell table:style-name="ce17"/>
          <table:table-cell table:style-name="ce17" office:value-type="string" calcext:value-type="string">
            <text:p>xbox / gamecube</text:p>
          </table:table-cell>
          <table:table-cell table:style-name="ce17" office:value-type="string" calcext:value-type="string">
            <text:p>aquaman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uperman_64_%26_Batman_Forever" xlink:type="simple">Superman 64 &amp; Batman Forever</text:a></text:p>
          </table:table-cell>
          <table:table-cell table:style-name="ce9" office:value-type="string" calcext:value-type="string">
            <text:p><text:a xlink:href="https://www.youtube.com/watch?v=ozf7VJf-gsU" xlink:type="simple">Joueur du Grenier - Superman 64 &amp; Batman Forever - YouTube</text:a></text:p>
          </table:table-cell>
          <table:table-cell table:style-name="ce12" office:value-type="string" calcext:value-type="string">
            <text:p>Superman.7z</text:p>
          </table:table-cell>
          <table:table-cell table:style-name="ce12" office:value-type="string" calcext:value-type="string">
            <text:p>n64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63" calcext:value-type="float">
            <text:p>63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Spécial_dessins_animés_sportifs" xlink:type="simple">Spécial dessins animés sportifs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ome_Alone" xlink:type="simple">Home Alone</text:a></text:p>
          </table:table-cell>
          <table:table-cell table:style-name="ce10" office:value-type="string" calcext:value-type="string">
            <text:p><text:a xlink:href="https://www.youtube.com/watch?v=z1ZrvkdOqeU" xlink:type="simple">Joueur du Grenier - Home Alone - YouTube</text:a></text:p>
          </table:table-cell>
          <table:table-cell table:style-name="ce12" office:value-type="string" calcext:value-type="string">
            <text:p>Home Alone 2 - Lost in New York.7z</text:p>
          </table:table-cell>
          <table:table-cell table:style-name="ce12" office:value-type="string" calcext:value-type="string">
            <text:p>nes</text:p>
          </table:table-cell>
          <table:table-cell table:style-name="ce17"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ome_Alone" xlink:type="simple">Home Alone</text:a></text:p>
          </table:table-cell>
          <table:table-cell table:style-name="ce10" office:value-type="string" calcext:value-type="string">
            <text:p><text:a xlink:href="https://www.youtube.com/watch?v=z1ZrvkdOqeU" xlink:type="simple">Joueur du Grenier - Home Alone - YouTube</text:a></text:p>
          </table:table-cell>
          <table:table-cell table:style-name="ce12" office:value-type="string" calcext:value-type="string">
            <text:p>Home Alone 2 - Lost in New York.7z</text:p>
          </table:table-cell>
          <table:table-cell table:style-name="ce12" office:value-type="string" calcext:value-type="string">
            <text:p>snes</text:p>
          </table:table-cell>
          <table:table-cell table:style-name="ce17"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ome_Alone" xlink:type="simple">Home Alone</text:a></text:p>
          </table:table-cell>
          <table:table-cell table:style-name="ce10" office:value-type="string" calcext:value-type="string">
            <text:p><text:a xlink:href="https://www.youtube.com/watch?v=z1ZrvkdOqeU" xlink:type="simple">Joueur du Grenier - Home Alone - YouTube</text:a></text:p>
          </table:table-cell>
          <table:table-cell table:style-name="ce12" office:value-type="string" calcext:value-type="string">
            <text:p>Home Alon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ome_Alone" xlink:type="simple">Home Alone</text:a></text:p>
          </table:table-cell>
          <table:table-cell table:style-name="ce10" office:value-type="string" calcext:value-type="string">
            <text:p><text:a xlink:href="https://www.youtube.com/watch?v=z1ZrvkdOqeU" xlink:type="simple">Joueur du Grenier - Home Alone - YouTube</text:a></text:p>
          </table:table-cell>
          <table:table-cell table:style-name="ce12" office:value-type="string" calcext:value-type="string">
            <text:p>Home Alone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65" calcext:value-type="float">
            <text:p>65</text:p>
          </table:table-cell>
          <table:table-cell table:style-name="ce6" office:value-type="string" calcext:value-type="string">
            <text:p>FAQ</text:p>
          </table:table-cell>
          <table:table-cell table:style-name="ce8" office:value-type="string" calcext:value-type="string">
            <text:p><text:a xlink:href="https://joueur-du-grenier.fandom.com/fr/wiki/Joueur_du_Grenier_répond_à_toutes_vos_questions_N°2" xlink:type="simple">Joueur du Grenier répond à toutes vos questions N°2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66" calcext:value-type="float">
            <text:p>66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Final_Fantasy_VII" xlink:type="simple">Papy Grenier - Final Fantasy VII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aint-_Valentin" xlink:type="simple">Saint- Valentin</text:a></text:p>
          </table:table-cell>
          <table:table-cell table:style-name="ce9" office:value-type="string" calcext:value-type="string">
            <text:p><text:a xlink:href="https://www.youtube.com/watch?v=uY0peQRNauY" xlink:type="simple">Joueur du grenier - Saint- Valentin - YouTube</text:a></text:p>
          </table:table-cell>
          <table:table-cell table:style-name="ce17"/>
          <table:table-cell table:style-name="ce17" office:value-type="string" calcext:value-type="string">
            <text:p>sg1000</text:p>
          </table:table-cell>
          <table:table-cell table:style-name="ce17" office:value-type="string" calcext:value-type="string">
            <text:p>Girl's Garden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aint-_Valentin" xlink:type="simple">Saint- Valentin</text:a></text:p>
          </table:table-cell>
          <table:table-cell table:style-name="ce9" office:value-type="string" calcext:value-type="string">
            <text:p><text:a xlink:href="https://www.youtube.com/watch?v=uY0peQRNauY" xlink:type="simple">Joueur du grenier - Saint- Valentin - YouTube</text:a></text:p>
          </table:table-cell>
          <table:table-cell table:style-name="ce17"/>
          <table:table-cell table:style-name="ce17" office:value-type="string" calcext:value-type="string">
            <text:p>amiga500</text:p>
          </table:table-cell>
          <table:table-cell table:style-name="ce17" office:value-type="string" calcext:value-type="string">
            <text:p>Brad Stallion and the Sex Olympic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aint-_Valentin" xlink:type="simple">Saint- Valentin</text:a></text:p>
          </table:table-cell>
          <table:table-cell table:style-name="ce9" office:value-type="string" calcext:value-type="string">
            <text:p><text:a xlink:href="https://www.youtube.com/watch?v=uY0peQRNauY" xlink:type="simple">Joueur du grenier - Saint- Valentin - YouTube</text:a></text:p>
          </table:table-cell>
          <table:table-cell table:style-name="ce17"/>
          <table:table-cell table:style-name="ce17" office:value-type="string" calcext:value-type="string">
            <text:p>pc88</text:p>
          </table:table-cell>
          <table:table-cell table:style-name="ce17" office:value-type="string" calcext:value-type="string">
            <text:p>177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aint-_Valentin" xlink:type="simple">Saint- Valentin</text:a></text:p>
          </table:table-cell>
          <table:table-cell table:style-name="ce9" office:value-type="string" calcext:value-type="string">
            <text:p><text:a xlink:href="https://www.youtube.com/watch?v=uY0peQRNauY" xlink:type="simple">Joueur du grenier - Saint- Valentin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Magical Date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aint-_Valentin" xlink:type="simple">Saint- Valentin</text:a></text:p>
          </table:table-cell>
          <table:table-cell table:style-name="ce9" office:value-type="string" calcext:value-type="string">
            <text:p><text:a xlink:href="https://www.youtube.com/watch?v=uY0peQRNauY" xlink:type="simple">Joueur du grenier - Saint- Valentin - YouTube</text:a></text:p>
          </table:table-cell>
          <table:table-cell table:style-name="ce17"/>
          <table:table-cell table:style-name="ce17" office:value-type="string" calcext:value-type="string">
            <text:p>pc?</text:p>
          </table:table-cell>
          <table:table-cell table:style-name="ce17" office:value-type="string" calcext:value-type="string">
            <text:p>Real Girlfriend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PG_Numéro_2" xlink:type="simple">RPG Numéro 2</text:a></text:p>
          </table:table-cell>
          <table:table-cell table:style-name="ce9" office:value-type="string" calcext:value-type="string">
            <text:p><text:a xlink:href="https://www.youtube.com/watch?v=73QVIj3bzeY" xlink:type="simple">Joueur du grenier - RPG Numéro 2 - YouTube</text:a></text:p>
          </table:table-cell>
          <table:table-cell table:style-name="ce12" office:value-type="string" calcext:value-type="string">
            <text:p>Super Hydlide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PG_Numéro_2" xlink:type="simple">RPG Numéro 2</text:a></text:p>
          </table:table-cell>
          <table:table-cell table:style-name="ce9" office:value-type="string" calcext:value-type="string">
            <text:p><text:a xlink:href="https://www.youtube.com/watch?v=73QVIj3bzeY" xlink:type="simple">Joueur du grenier - RPG Numéro 2 - YouTube</text:a></text:p>
          </table:table-cell>
          <table:table-cell table:style-name="ce12" office:value-type="string" calcext:value-type="string">
            <text:p>JRR Tolkien's The Lord of the Rings - Volume 1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69" calcext:value-type="float">
            <text:p>69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_série_-_Les_publicités" xlink:type="simple">Hors série - Les publicités</text:a></text:p>
          </table:table-cell>
          <table:table-cell table:style-name="ce17" table:number-columns-repeated="5"/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Young_Indiana_Jones_-_Megadrive" xlink:type="simple">Young Indiana Jones - Megadrive</text:a></text:p>
          </table:table-cell>
          <table:table-cell table:style-name="ce10" office:value-type="string" calcext:value-type="string">
            <text:p><text:a xlink:href="https://www.youtube.com/watch?v=dzkHpxi3SyM" xlink:type="simple">Joueur du Grenier - Young Indiana Jones - Megadrive - YouTube</text:a></text:p>
          </table:table-cell>
          <table:table-cell table:style-name="ce12" office:value-type="string" calcext:value-type="string">
            <text:p>Young Indiana Jones - Instrument of Chaos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Vrac_N°2_spécial_films" xlink:type="simple">Vrac N°2 spécial films</text:a></text:p>
          </table:table-cell>
          <table:table-cell table:style-name="ce9" office:value-type="string" calcext:value-type="string">
            <text:p><text:a xlink:href="https://www.youtube.com/watch?v=fhu1oO9B6YA" xlink:type="simple">Joueur du Grenier - Vrac N°2 spécial films - YouTube</text:a></text:p>
          </table:table-cell>
          <table:table-cell table:style-name="ce12" office:value-type="string" calcext:value-type="string">
            <text:p>Beetlejuic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Vrac_N°2_spécial_films" xlink:type="simple">Vrac N°2 spécial films</text:a></text:p>
          </table:table-cell>
          <table:table-cell table:style-name="ce9" office:value-type="string" calcext:value-type="string">
            <text:p><text:a xlink:href="https://www.youtube.com/watch?v=fhu1oO9B6YA" xlink:type="simple">Joueur du Grenier - Vrac N°2 spécial films - YouTube</text:a></text:p>
          </table:table-cell>
          <table:table-cell table:style-name="ce12" office:value-type="string" calcext:value-type="string">
            <text:p>Hook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akeshi%27s_Challenge_N°1_-_FAMICOM" xlink:type="simple">Takeshi's Challenge N°1 - FAMICOM</text:a></text:p>
          </table:table-cell>
          <table:table-cell table:style-name="ce10" office:value-type="string" calcext:value-type="string">
            <text:p><text:a xlink:href="https://www.youtube.com/watch?v=-sEk2sNBhcE" xlink:type="simple">Joueur du Grenier - Takeshi's Challenge No. 1 - FAMICOM - YouTube</text:a></text:p>
          </table:table-cell>
          <table:table-cell table:style-name="ce12" office:value-type="string" calcext:value-type="string">
            <text:p>Takeshi no Chousenjou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akeshi%27s_Challenge_-_Partie_2_-_FAMICOM" xlink:type="simple">Takeshi's Challenge - Partie 2 - FAMICOM | Wiki Joueur du Grenier</text:a></text:p>
          </table:table-cell>
          <table:table-cell table:style-name="ce10" office:value-type="string" calcext:value-type="string">
            <text:p><text:a xlink:href="https://www.youtube.com/watch?v=Rz5mjngf1Mg" xlink:type="simple">Joueur du Grenier - Takeshi's Challenge - Partie 2 - FAMICOM - YouTube</text:a></text:p>
          </table:table-cell>
          <table:table-cell table:style-name="ce12" office:value-type="string" calcext:value-type="string">
            <text:p>Takeshi no Chousenjou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74" calcext:value-type="float">
            <text:p>74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_série_-_Tortues_Ninja" xlink:type="simple">Hors série - Tortues Ninja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Nightmare_Circus_-_Megadrive" xlink:type="simple">Nightmare Circus - Megadrive</text:a></text:p>
          </table:table-cell>
          <table:table-cell table:style-name="ce9" office:value-type="string" calcext:value-type="string">
            <text:p><text:a xlink:href="https://www.youtube.com/watch?v=9FHa_bNxXVo" xlink:type="simple">Joueur du Grenier - Nightmare Circus - Megadrive - YouTube</text:a></text:p>
          </table:table-cell>
          <table:table-cell table:style-name="ce12" office:value-type="string" calcext:value-type="string">
            <text:p>Nightmare Circus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76" calcext:value-type="float">
            <text:p>76</text:p>
          </table:table-cell>
          <table:table-cell table:style-name="ce6" office:value-type="string" calcext:value-type="string">
            <text:p>FAQ</text:p>
          </table:table-cell>
          <table:table-cell table:style-name="ce8" office:value-type="string" calcext:value-type="string">
            <text:p><text:a xlink:href="https://joueur-du-grenier.fandom.com/fr/wiki/La_FAQ_chiante_du_grenier_!" xlink:type="simple">La FAQ chiante du grenier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Cool_World_-_Nes/SuperNes" xlink:type="simple">Cool World - Nes/SuperNes</text:a></text:p>
          </table:table-cell>
          <table:table-cell table:style-name="ce10" office:value-type="string" calcext:value-type="string">
            <text:p><text:a xlink:href="https://www.youtube.com/watch?v=lb-oHOu3igg" xlink:type="simple">Gamer of the Attic - Cool world - Nes/SuperNes - YouTube</text:a></text:p>
          </table:table-cell>
          <table:table-cell table:style-name="ce12" office:value-type="string" calcext:value-type="string">
            <text:p>Cool World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Cool_World_-_Nes/SuperNes" xlink:type="simple">Cool World - Nes/SuperNes</text:a></text:p>
          </table:table-cell>
          <table:table-cell table:style-name="ce10" office:value-type="string" calcext:value-type="string">
            <text:p><text:a xlink:href="https://www.youtube.com/watch?v=lb-oHOu3igg" xlink:type="simple">Gamer of the Attic - Cool world - Nes/SuperNes - YouTube</text:a></text:p>
          </table:table-cell>
          <table:table-cell table:style-name="ce12" office:value-type="string" calcext:value-type="string">
            <text:p>Cool World.7z</text:p>
          </table:table-cell>
          <table:table-cell table:style-name="ce12" office:value-type="string" calcext:value-type="string">
            <text:p>nes</text:p>
          </table:table-cell>
          <table:table-cell table:style-name="ce17"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Cool_World_-_Nes/SuperNes" xlink:type="simple">Cool World - Nes/SuperNes</text:a></text:p>
          </table:table-cell>
          <table:table-cell table:style-name="ce10" office:value-type="string" calcext:value-type="string">
            <text:p><text:a xlink:href="https://www.youtube.com/watch?v=lb-oHOu3igg" xlink:type="simple">Gamer of the Attic - Cool world - Nes/SuperNes - YouTube</text:a></text:p>
          </table:table-cell>
          <table:table-cell table:style-name="ce17"/>
          <table:table-cell table:style-name="ce17" office:value-type="string" calcext:value-type="string">
            <text:p>atarist</text:p>
          </table:table-cell>
          <table:table-cell table:style-name="ce17" office:value-type="string" calcext:value-type="string">
            <text:p>cool world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MASS_EFFECT" xlink:type="simple">Papy Grenier - MASS EFFECT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ERMINATOR_-_NES/Megadrive" xlink:type="simple">TERMINATOR - NES/Megadrive</text:a></text:p>
          </table:table-cell>
          <table:table-cell table:style-name="ce10" office:value-type="string" calcext:value-type="string">
            <text:p><text:a xlink:href="https://www.youtube.com/watch?v=8IKz4hAMPOE" xlink:type="simple">Joueur du Grenier - TERMINATOR - NES/Megadrive - YouTube</text:a></text:p>
          </table:table-cell>
          <table:table-cell table:style-name="ce12" office:value-type="string" calcext:value-type="string">
            <text:p>Terminator, Th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ERMINATOR_-_NES/Megadrive" xlink:type="simple">TERMINATOR - NES/Megadrive</text:a></text:p>
          </table:table-cell>
          <table:table-cell table:style-name="ce10" office:value-type="string" calcext:value-type="string">
            <text:p><text:a xlink:href="https://www.youtube.com/watch?v=8IKz4hAMPOE" xlink:type="simple">Joueur du Grenier - TERMINATOR - NES/Megadrive - YouTube</text:a></text:p>
          </table:table-cell>
          <table:table-cell table:style-name="ce12" office:value-type="string" calcext:value-type="string">
            <text:p>Terminator 2 - Judgment Day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ERMINATOR_-_NES/Megadrive" xlink:type="simple">TERMINATOR - NES/Megadrive</text:a></text:p>
          </table:table-cell>
          <table:table-cell table:style-name="ce10" office:value-type="string" calcext:value-type="string">
            <text:p><text:a xlink:href="https://www.youtube.com/watch?v=8IKz4hAMPOE" xlink:type="simple">Joueur du Grenier - TERMINATOR - NES/Megadrive - YouTube</text:a></text:p>
          </table:table-cell>
          <table:table-cell table:style-name="ce17"/>
          <table:table-cell table:style-name="ce17" office:value-type="string" calcext:value-type="string">
            <text:p>dos</text:p>
          </table:table-cell>
          <table:table-cell table:style-name="ce17" office:value-type="string" calcext:value-type="string">
            <text:p>terminator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80" calcext:value-type="float">
            <text:p>80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RollerCoaster_Tycoon" xlink:type="simple">Papy Grenier - RollerCoaster Tycoon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81" calcext:value-type="float">
            <text:p>81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ANNONCE_IMPORTANTE_!_La_2ème_chaîne_Joueur_du_Grenier_est_là_!" xlink:type="simple">ANNONCE IMPORTANTE ! La 2ème chaîne Joueur du Grenier est là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82" calcext:value-type="float">
            <text:p>82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_série_-_Dessins_animés_basés_sur_des_Jouets_!" xlink:type="simple">Hors série - Dessins animés basés sur des Jouets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PG_3" xlink:type="simple">RPG 3</text:a></text:p>
          </table:table-cell>
          <table:table-cell table:style-name="ce9" office:value-type="string" calcext:value-type="string">
            <text:p><text:a xlink:href="https://www.youtube.com/watch?v=ohom31WJaZQ" xlink:type="simple">The Attic's Player - RPG 3 - YouTube</text:a></text:p>
          </table:table-cell>
          <table:table-cell table:style-name="ce12" office:value-type="string" calcext:value-type="string">
            <office:annotation draw:style-name="gr1" draw:text-style-name="P2" svg:width="14.408cm" svg:height="1.508cm" svg:x="25.796cm" svg:y="81.904cm" draw:caption-point-x="-0.406cm" draw:caption-point-y="-0.81cm">
              <dc:date>2023-08-30T00:00:00</dc:date>
              <text:p text:style-name="P1"><text:span text:style-name="T1">stargazer</text:span></text:p>
              <text:p text:style-name="P1"><text:span text:style-name="T1"><text:tab/></text:span><text:span text:style-name="T1">-Raphael Camus</text:span></text:p>
            </office:annotation>
            <text:p>Hoshi wo Miru Hito.7z</text:p>
          </table:table-cell>
          <table:table-cell table:style-name="ce12" office:value-type="string" calcext:value-type="string">
            <text:p>nes</text:p>
          </table:table-cell>
          <table:table-cell table:style-name="ce17"/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PG_3" xlink:type="simple">RPG 3</text:a></text:p>
          </table:table-cell>
          <table:table-cell table:style-name="ce9" office:value-type="string" calcext:value-type="string">
            <text:p><text:a xlink:href="https://www.youtube.com/watch?v=ohom31WJaZQ" xlink:type="simple">The Attic's Player - RPG 3 - YouTube</text:a></text:p>
          </table:table-cell>
          <table:table-cell table:style-name="ce17"/>
          <table:table-cell table:style-name="ce17" office:value-type="string" calcext:value-type="string">
            <text:p>cdi</text:p>
          </table:table-cell>
          <table:table-cell table:style-name="ce17" office:value-type="string" calcext:value-type="string">
            <text:p>zelda's adventure</text:p>
          </table:table-cell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84" calcext:value-type="float">
            <text:p>84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Making_of_RPG_3" xlink:type="simple">Making of RPG 3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visiteurs_/_Astérix_contre_César_-_PSX" xlink:type="simple">Les visiteurs / Astérix contre César - PSX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Les visiteurs, la relique de sainte rolande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visiteurs_/_Astérix_contre_César_-_PSX" xlink:type="simple">Les visiteurs / Astérix contre César - PSX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asterix et obelix against cesar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86" calcext:value-type="float">
            <text:p>86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Fallout_3" xlink:type="simple">Papy Grenier - Fallout 3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Vendredi_13_et_Dr_jekyll_%26_Mister_Hyde_-_NES" xlink:type="simple">Vendredi 13 et Dr jekyll &amp; Mister Hyde - NES</text:a></text:p>
          </table:table-cell>
          <table:table-cell table:style-name="ce10" office:value-type="string" calcext:value-type="string">
            <text:p><text:a xlink:href="https://www.youtube.com/watch?v=Msz3-l4W9IM" xlink:type="simple">Player of the attic - Friday 13 and Dr. Jekyll &amp; Mr. Hyde - NES - YouTube</text:a></text:p>
          </table:table-cell>
          <table:table-cell table:style-name="ce12" office:value-type="string" calcext:value-type="string">
            <text:p>Dr. Jekyll and Mr. Hyd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Vendredi_13_et_Dr_jekyll_%26_Mister_Hyde_-_NES" xlink:type="simple">Vendredi 13 et Dr jekyll &amp; Mister Hyde - NES</text:a></text:p>
          </table:table-cell>
          <table:table-cell table:style-name="ce10" office:value-type="string" calcext:value-type="string">
            <text:p><text:a xlink:href="https://www.youtube.com/watch?v=Msz3-l4W9IM" xlink:type="simple">Player of the attic - Friday 13 and Dr. Jekyll &amp; Mr. Hyde - NES - YouTube</text:a></text:p>
          </table:table-cell>
          <table:table-cell table:style-name="ce12" office:value-type="string" calcext:value-type="string">
            <text:p>Friday the 13th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3_ULTRA_DU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TAR_WARS" xlink:type="simple">STAR WARS</text:a></text:p>
          </table:table-cell>
          <table:table-cell table:style-name="ce9" office:value-type="string" calcext:value-type="string">
            <text:p><text:a xlink:href="https://www.youtube.com/watch?v=dWiyRFVcMVI" xlink:type="simple">Joueur du Grenier - Star Wars - YouTube</text:a></text:p>
          </table:table-cell>
          <table:table-cell table:style-name="ce12" office:value-type="string" calcext:value-type="string">
            <text:p>Yoda Stories.7z</text:p>
          </table:table-cell>
          <table:table-cell table:style-name="ce12" office:value-type="string" calcext:value-type="string">
            <text:p>gbc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TAR_WARS" xlink:type="simple">STAR WARS</text:a></text:p>
          </table:table-cell>
          <table:table-cell table:style-name="ce9" office:value-type="string" calcext:value-type="string">
            <text:p><text:a xlink:href="https://www.youtube.com/watch?v=dWiyRFVcMVI" xlink:type="simple">Joueur du Grenier - Star Wars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Star Wars: Masters of Teräs Käsi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TAR_WARS" xlink:type="simple">STAR WARS</text:a></text:p>
          </table:table-cell>
          <table:table-cell table:style-name="ce9" office:value-type="string" calcext:value-type="string">
            <text:p><text:a xlink:href="https://www.youtube.com/watch?v=dWiyRFVcMVI" xlink:type="simple">Joueur du Grenier - Star Wars - YouTube</text:a></text:p>
          </table:table-cell>
          <table:table-cell table:style-name="ce12" office:value-type="string" calcext:value-type="string">
            <text:p>Star Wars - The Empire Strikes Back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TAR_WARS" xlink:type="simple">STAR WARS</text:a></text:p>
          </table:table-cell>
          <table:table-cell table:style-name="ce9" office:value-type="string" calcext:value-type="string">
            <text:p><text:a xlink:href="https://www.youtube.com/watch?v=dWiyRFVcMVI" xlink:type="simple">Joueur du Grenier - Star Wars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Star Wars, épisode I : La Menace fantôme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89" calcext:value-type="float">
            <text:p>89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(Hors-Sujet)_-_Les_Dramas/Live-actions" xlink:type="simple">(Hors-Sujet) - Les Dramas/Live-actions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1" xlink:type="simple">Les jeux de COMICS #1</text:a></text:p>
          </table:table-cell>
          <table:table-cell table:style-name="ce9" office:value-type="string" calcext:value-type="string">
            <text:p><text:a xlink:href="https://www.youtube.com/watch?v=zZQh5KCvwDQ" xlink:type="simple">Joueur du grenier - Les jeux de COMICS #1 - YouTube</text:a></text:p>
          </table:table-cell>
          <table:table-cell table:style-name="ce12" office:value-type="string" calcext:value-type="string">
            <text:p>Uncanny X-Men, The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1" xlink:type="simple">Les jeux de COMICS #1</text:a></text:p>
          </table:table-cell>
          <table:table-cell table:style-name="ce9" office:value-type="string" calcext:value-type="string">
            <text:p><text:a xlink:href="https://www.youtube.com/watch?v=zZQh5KCvwDQ" xlink:type="simple">Joueur du grenier - Les jeux de COMICS #1 - YouTube</text:a></text:p>
          </table:table-cell>
          <table:table-cell table:style-name="ce14"/>
          <table:table-cell table:style-name="ce17" office:value-type="string" calcext:value-type="string">
            <text:p>gamecube</text:p>
          </table:table-cell>
          <table:table-cell table:style-name="ce17" office:value-type="string" calcext:value-type="string">
            <text:p>Batman : Dark of Tomorrow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1" xlink:type="simple">Les jeux de COMICS #1</text:a></text:p>
          </table:table-cell>
          <table:table-cell table:style-name="ce9" office:value-type="string" calcext:value-type="string">
            <text:p><text:a xlink:href="https://www.youtube.com/watch?v=zZQh5KCvwDQ" xlink:type="simple">Joueur du grenier - Les jeux de COMICS #1 - YouTube</text:a></text:p>
          </table:table-cell>
          <table:table-cell table:style-name="ce14"/>
          <table:table-cell table:style-name="ce17" office:value-type="string" calcext:value-type="string">
            <text:p>sega32x</text:p>
          </table:table-cell>
          <table:table-cell table:style-name="ce17" office:value-type="string" calcext:value-type="string">
            <text:p>Spider-Man : Web of Fire</text:p>
          </table:table-cell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X-perts_-_Megadrive" xlink:type="simple">X-perts - Megadrive</text:a></text:p>
          </table:table-cell>
          <table:table-cell table:style-name="ce10" office:value-type="string" calcext:value-type="string">
            <text:p><text:a xlink:href="https://www.youtube.com/watch?v=tfYuIWo06Ng" xlink:type="simple">Joueur du Grenier - X-perts - Megadrive - YouTube</text:a></text:p>
          </table:table-cell>
          <table:table-cell table:style-name="ce12" office:value-type="string" calcext:value-type="string">
            <text:p>X-perts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X-perts_-_Megadrive" xlink:type="simple">X-perts - Megadrive</text:a></text:p>
          </table:table-cell>
          <table:table-cell table:style-name="ce10" office:value-type="string" calcext:value-type="string">
            <text:p><text:a xlink:href="https://www.youtube.com/watch?v=tfYuIWo06Ng" xlink:type="simple">Joueur du Grenier - X-perts - Megadrive - YouTube</text:a></text:p>
          </table:table-cell>
          <table:table-cell table:style-name="ce12" office:value-type="string" calcext:value-type="string">
            <text:p>Goonies II, The.7z</text:p>
          </table:table-cell>
          <table:table-cell table:style-name="ce12" office:value-type="string" calcext:value-type="string">
            <text:p>nes</text:p>
          </table:table-cell>
          <table:table-cell table:style-name="ce19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en_FMV" xlink:type="simple">Les jeux en FMV‏‎</text:a></text:p>
          </table:table-cell>
          <table:table-cell table:style-name="ce9" office:value-type="string" calcext:value-type="string">
            <text:p><text:a xlink:href="https://www.youtube.com/watch?v=ugytTmQbfzI" xlink:type="simple">Joueur du grenier - Les jeux en FMV</text:a></text:p>
          </table:table-cell>
          <table:table-cell table:style-name="ce14"/>
          <table:table-cell table:style-name="ce14" office:value-type="string" calcext:value-type="string">
            <text:p>pc/megacd/32x/3do/saturn</text:p>
          </table:table-cell>
          <table:table-cell table:style-name="ce17" office:value-type="string" calcext:value-type="string">
            <text:p>corpse killer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en_FMV" xlink:type="simple">Les jeux en FMV‏‎</text:a></text:p>
          </table:table-cell>
          <table:table-cell table:style-name="ce9" office:value-type="string" calcext:value-type="string">
            <text:p><text:a xlink:href="https://www.youtube.com/watch?v=ugytTmQbfzI" xlink:type="simple">Joueur du grenier - Les jeux en FMV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police quest SWAT</text:p>
          </table:table-cell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en_FMV" xlink:type="simple">Les jeux en FMV‏‎</text:a></text:p>
          </table:table-cell>
          <table:table-cell table:style-name="ce9" office:value-type="string" calcext:value-type="string">
            <text:p><text:a xlink:href="https://www.youtube.com/watch?v=ugytTmQbfzI" xlink:type="simple">Joueur du grenier - Les jeux en FMV</text:a></text:p>
          </table:table-cell>
          <table:table-cell table:style-name="ce14"/>
          <table:table-cell table:style-name="ce17" office:value-type="string" calcext:value-type="string">
            <text:p>megacd</text:p>
          </table:table-cell>
          <table:table-cell table:style-name="ce17" office:value-type="string" calcext:value-type="string">
            <text:p>night trap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en_FMV" xlink:type="simple">Les jeux en FMV‏‎</text:a></text:p>
          </table:table-cell>
          <table:table-cell table:style-name="ce9" office:value-type="string" calcext:value-type="string">
            <text:p><text:a xlink:href="https://www.youtube.com/watch?v=ugytTmQbfzI" xlink:type="simple">Joueur du grenier - Les jeux en FMV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gabriel knight: The Beast Within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en_FMV" xlink:type="simple">Les jeux en FMV‏‎</text:a></text:p>
          </table:table-cell>
          <table:table-cell table:style-name="ce9" office:value-type="string" calcext:value-type="string">
            <text:p><text:a xlink:href="https://www.youtube.com/watch?v=ugytTmQbfzI" xlink:type="simple">Joueur du grenier - Les jeux en FMV</text:a></text:p>
          </table:table-cell>
          <table:table-cell table:style-name="ce17"/>
          <table:table-cell table:style-name="ce17" office:value-type="string" calcext:value-type="string">
            <text:p>cdi</text:p>
          </table:table-cell>
          <table:table-cell table:style-name="ce17" office:value-type="string" calcext:value-type="string">
            <text:p>L'affaire Morlov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en_FMV" xlink:type="simple">Les jeux en FMV‏‎</text:a></text:p>
          </table:table-cell>
          <table:table-cell table:style-name="ce9" office:value-type="string" calcext:value-type="string">
            <text:p><text:a xlink:href="https://www.youtube.com/watch?v=ugytTmQbfzI" xlink:type="simple">Joueur du grenier - Les jeux en FMV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Man Enough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93" calcext:value-type="float">
            <text:p>93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(Hors-série)_-_DRAGON_BALL" xlink:type="simple">(Hors-série) - DRAGON BALL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Beat_Them_Up" xlink:type="simple">Les Beat Them Up</text:a></text:p>
          </table:table-cell>
          <table:table-cell table:style-name="ce9" office:value-type="string" calcext:value-type="string">
            <text:p><text:a xlink:href="https://www.youtube.com/watch?v=rVleqJsAV3A" xlink:type="simple">Joueur du Grenier - Beat Them Up games - YouTube</text:a></text:p>
          </table:table-cell>
          <table:table-cell table:style-name="ce14"/>
          <table:table-cell table:style-name="ce17" office:value-type="string" calcext:value-type="string">
            <text:p>gamecube</text:p>
          </table:table-cell>
          <table:table-cell table:style-name="ce17" office:value-type="string" calcext:value-type="string">
            <text:p>Charlie's Angel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Beat_Them_Up" xlink:type="simple">Les Beat Them Up</text:a></text:p>
          </table:table-cell>
          <table:table-cell table:style-name="ce9" office:value-type="string" calcext:value-type="string">
            <text:p><text:a xlink:href="https://www.youtube.com/watch?v=rVleqJsAV3A" xlink:type="simple">Joueur du Grenier - Beat Them Up games - YouTube</text:a></text:p>
          </table:table-cell>
          <table:table-cell table:style-name="ce17"/>
          <table:table-cell table:style-name="ce17" office:value-type="string" calcext:value-type="string">
            <text:p>mame</text:p>
          </table:table-cell>
          <table:table-cell table:style-name="ce17" office:value-type="string" calcext:value-type="string">
            <text:p>guardians of the hood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Beat_Them_Up" xlink:type="simple">Les Beat Them Up</text:a></text:p>
          </table:table-cell>
          <table:table-cell table:style-name="ce9" office:value-type="string" calcext:value-type="string">
            <text:p><text:a xlink:href="https://www.youtube.com/watch?v=rVleqJsAV3A" xlink:type="simple">Joueur du Grenier - Beat Them Up games - YouTube</text:a></text:p>
          </table:table-cell>
          <table:table-cell table:style-name="ce12" office:value-type="string" calcext:value-type="string">
            <text:p>Bebe's Kids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Beat_Them_Up" xlink:type="simple">Les Beat Them Up</text:a></text:p>
          </table:table-cell>
          <table:table-cell table:style-name="ce9" office:value-type="string" calcext:value-type="string">
            <text:p><text:a xlink:href="https://www.youtube.com/watch?v=rVleqJsAV3A" xlink:type="simple">Joueur du Grenier - Beat Them Up games - YouTube</text:a></text:p>
          </table:table-cell>
          <table:table-cell table:style-name="ce17"/>
          <table:table-cell table:style-name="ce17" office:value-type="string" calcext:value-type="string">
            <text:p>amiga500</text:p>
          </table:table-cell>
          <table:table-cell table:style-name="ce17" office:value-type="string" calcext:value-type="string">
            <text:p>Franko the Crazy Revenge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Beat_Them_Up" xlink:type="simple">Les Beat Them Up</text:a></text:p>
          </table:table-cell>
          <table:table-cell table:style-name="ce9" office:value-type="string" calcext:value-type="string">
            <text:p><text:a xlink:href="https://www.youtube.com/watch?v=rVleqJsAV3A" xlink:type="simple">Joueur du Grenier - Beat Them Up games - YouTube</text:a></text:p>
          </table:table-cell>
          <table:table-cell table:style-name="ce17"/>
          <table:table-cell table:style-name="ce17" office:value-type="string" calcext:value-type="string">
            <text:p>mame</text:p>
          </table:table-cell>
          <table:table-cell table:style-name="ce17" office:value-type="string" calcext:value-type="string">
            <text:p>Ninja Clowns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95" calcext:value-type="float">
            <text:p>95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TOP_%22les_années_90_c%27était_PAS_mieux%22" xlink:type="simple">TOP "les années 90 c'était PAS mieux"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A_6EME_GÉNÉRATION_DE_CONSOLE_-_Xbox_/_PS2" xlink:type="simple">LA 6EME GÉNÉRATION DE CONSOLE - Xbox / PS2</text:a></text:p>
          </table:table-cell>
          <table:table-cell table:style-name="ce9" office:value-type="string" calcext:value-type="string">
            <text:p><text:a xlink:href="https://www.youtube.com/watch?v=vpU6jz301MQ" xlink:type="simple">Player of the attic - THE 6TH GENERATION CONSOLE - Xbox / PS2 - YouTube</text:a></text:p>
          </table:table-cell>
          <table:table-cell table:style-name="ce17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Le Flic de Beverly Hills</text:p>
          </table:table-cell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A_6EME_GÉNÉRATION_DE_CONSOLE_-_Xbox_/_PS2" xlink:type="simple">LA 6EME GÉNÉRATION DE CONSOLE - Xbox / PS2</text:a></text:p>
          </table:table-cell>
          <table:table-cell table:style-name="ce9" office:value-type="string" calcext:value-type="string">
            <text:p><text:a xlink:href="https://www.youtube.com/watch?v=vpU6jz301MQ" xlink:type="simple">Player of the attic - THE 6TH GENERATION CONSOLE - Xbox / PS2 - YouTube</text:a></text:p>
          </table:table-cell>
          <table:table-cell table:style-name="ce17"/>
          <table:table-cell table:style-name="ce17" office:value-type="string" calcext:value-type="string">
            <text:p>xbox</text:p>
          </table:table-cell>
          <table:table-cell table:style-name="ce17" office:value-type="string" calcext:value-type="string">
            <text:p>Drake of the 99 Dragons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97" calcext:value-type="float">
            <text:p>97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SKYRIM" xlink:type="simple">Papy Grenier - SKYRIM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japonais_en_Vrac_!_-_Famicom" xlink:type="simple">Des jeux japonais en Vrac ! - Famicom</text:a></text:p>
          </table:table-cell>
          <table:table-cell table:style-name="ce8" office:value-type="string" calcext:value-type="string">
            <text:p><text:a xlink:href="https://www.dailymotion.com/video/x5fg53f" xlink:type="simple">Joueur du Grenier - Des jeux japonais en Vrac ! - Famicom - Video Dailymotion</text:a></text:p>
          </table:table-cell>
          <table:table-cell table:style-name="ce12" office:value-type="string" calcext:value-type="string">
            <text:p>Ganso Saiyuuki - Super Monkey Daibouken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8_ANUS_DE_SATAN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japonais_en_Vrac_!_-_Famicom" xlink:type="simple">Des jeux japonais en Vrac ! - Famicom</text:a></text:p>
          </table:table-cell>
          <table:table-cell table:style-name="ce8" office:value-type="string" calcext:value-type="string">
            <text:p><text:a xlink:href="https://www.dailymotion.com/video/x5fg53f" xlink:type="simple">Joueur du Grenier - Des jeux japonais en Vrac ! - Famicom - Video Dailymotion</text:a></text:p>
          </table:table-cell>
          <table:table-cell table:style-name="ce12" office:value-type="string" calcext:value-type="string">
            <text:p>Tatakae! Chou Robotto Seimeitai Transformers - Convoy no Nazo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es_jeux_japonais_en_Vrac_!_-_Famicom" xlink:type="simple">Des jeux japonais en Vrac ! - Famicom</text:a></text:p>
          </table:table-cell>
          <table:table-cell table:style-name="ce8" office:value-type="string" calcext:value-type="string">
            <text:p><text:a xlink:href="https://www.dailymotion.com/video/x5fg53f" xlink:type="simple">Joueur du Grenier - Des jeux japonais en Vrac ! - Famicom - Video Dailymotion</text:a></text:p>
          </table:table-cell>
          <table:table-cell table:style-name="ce12" office:value-type="string" calcext:value-type="string">
            <text:p>Hana no Star Kaidou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99" calcext:value-type="float">
            <text:p>99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PUB_DVD_Joueur_du_Grenier_!_c%27est_trop_CHAN-MÉ_!" xlink:type="simple">PUB DVD Joueur du Grenier ! c'est trop CHAN-MÉ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00" calcext:value-type="float">
            <text:p>100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(_HORS-SERIE)_LA_GUERRE_DES_DESSINS-ANIMÉS" xlink:type="simple">( HORS-SERIE) LA GUERRE DES DESSINS-ANIMÉS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PACMAN_The_new_adventures" xlink:type="simple">PACMAN The new adventures</text:a></text:p>
          </table:table-cell>
          <table:table-cell table:style-name="ce10" office:value-type="string" calcext:value-type="string">
            <text:p><text:a xlink:href="https://www.youtube.com/watch?v=l5-FtcHY6QA" xlink:type="simple">Joueur du Grenier - PACMAN The new adventures - YouTube</text:a></text:p>
          </table:table-cell>
          <table:table-cell table:style-name="ce12" office:value-type="string" calcext:value-type="string">
            <text:p>Pac-Man 2 - The New Adventures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PACMAN_The_new_adventures" xlink:type="simple">PACMAN The new adventures</text:a></text:p>
          </table:table-cell>
          <table:table-cell table:style-name="ce10" office:value-type="string" calcext:value-type="string">
            <text:p><text:a xlink:href="https://www.youtube.com/watch?v=l5-FtcHY6QA" xlink:type="simple">Joueur du Grenier - PACMAN The new adventures - YouTube</text:a></text:p>
          </table:table-cell>
          <table:table-cell table:style-name="ce12" office:value-type="string" calcext:value-type="string">
            <text:p>Pac-Man 2 - The New Adventures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PACMAN_The_new_adventures" xlink:type="simple">PACMAN The new adventures</text:a></text:p>
          </table:table-cell>
          <table:table-cell table:style-name="ce10" office:value-type="string" calcext:value-type="string">
            <text:p><text:a xlink:href="https://www.youtube.com/watch?v=l5-FtcHY6QA" xlink:type="simple">Joueur du Grenier - PACMAN The new adventures - YouTube</text:a></text:p>
          </table:table-cell>
          <table:table-cell table:style-name="ce12" office:value-type="string" calcext:value-type="string">
            <text:p>Pac-Man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2" xlink:type="simple">LES JEUX DE COMICS #2</text:a></text:p>
          </table:table-cell>
          <table:table-cell table:style-name="ce9" office:value-type="string" calcext:value-type="string">
            <text:p><text:a xlink:href="https://www.youtube.com/watch?v=sYc5E_7vwLA" xlink:type="simple">Attic Gamer - COMIC BOOK GAMES #2 - YouTube</text:a></text:p>
          </table:table-cell>
          <table:table-cell table:style-name="ce14"/>
          <table:table-cell table:style-name="ce17" office:value-type="string" calcext:value-type="string">
            <text:p>gamecube</text:p>
          </table:table-cell>
          <table:table-cell table:style-name="ce17" office:value-type="string" calcext:value-type="string">
            <text:p>catwoman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2" xlink:type="simple">LES JEUX DE COMICS #2</text:a></text:p>
          </table:table-cell>
          <table:table-cell table:style-name="ce9" office:value-type="string" calcext:value-type="string">
            <text:p><text:a xlink:href="https://www.youtube.com/watch?v=sYc5E_7vwLA" xlink:type="simple">Attic Gamer - COMIC BOOK GAMES #2 - YouTube</text:a></text:p>
          </table:table-cell>
          <table:table-cell table:style-name="ce12" office:value-type="string" calcext:value-type="string">
            <text:p>Silver Surfer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3_ULTRA_DU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2" xlink:type="simple">LES JEUX DE COMICS #2</text:a></text:p>
          </table:table-cell>
          <table:table-cell table:style-name="ce9" office:value-type="string" calcext:value-type="string">
            <text:p><text:a xlink:href="https://www.youtube.com/watch?v=sYc5E_7vwLA" xlink:type="simple">Attic Gamer - COMIC BOOK GAMES #2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fantastic four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DE_COMICS_2" xlink:type="simple">LES JEUX DE COMICS #2</text:a></text:p>
          </table:table-cell>
          <table:table-cell table:style-name="ce9" office:value-type="string" calcext:value-type="string">
            <text:p><text:a xlink:href="https://www.youtube.com/watch?v=sYc5E_7vwLA" xlink:type="simple">Attic Gamer - COMIC BOOK GAMES #2 - YouTube</text:a></text:p>
          </table:table-cell>
          <table:table-cell table:style-name="ce12" office:value-type="string" calcext:value-type="string">
            <text:p>Spider-Man and the X-Men in Arcade's Revenge.7z</text:p>
          </table:table-cell>
          <table:table-cell table:style-name="ce12" office:value-type="string" calcext:value-type="string">
            <text:p>snes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GER_RABBIT_-_NES" xlink:type="simple">ROGER RABBIT - NES</text:a></text:p>
          </table:table-cell>
          <table:table-cell table:style-name="ce10" office:value-type="string" calcext:value-type="string">
            <text:p><text:a xlink:href="https://www.youtube.com/watch?v=nshFXWEKxs4" xlink:type="simple">Player of the Attic - ROGER RABBIT- NES - YouTube</text:a></text:p>
          </table:table-cell>
          <table:table-cell table:style-name="ce12" office:value-type="string" calcext:value-type="string">
            <text:p>Who Framed Roger Rabbit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GER_RABBIT_-_NES" xlink:type="simple">ROGER RABBIT - NES</text:a></text:p>
          </table:table-cell>
          <table:table-cell table:style-name="ce10" office:value-type="string" calcext:value-type="string">
            <text:p><text:a xlink:href="https://www.youtube.com/watch?v=nshFXWEKxs4" xlink:type="simple">Player of the Attic - ROGER RABBIT- NES - YouTube</text:a></text:p>
          </table:table-cell>
          <table:table-cell table:style-name="ce12" office:value-type="string" calcext:value-type="string">
            <text:p>Adventures of Mighty Max, The.7z</text:p>
          </table:table-cell>
          <table:table-cell table:style-name="ce12" office:value-type="string" calcext:value-type="string">
            <text:p>megadrive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GER_RABBIT_-_NES" xlink:type="simple">ROGER RABBIT - NES</text:a></text:p>
          </table:table-cell>
          <table:table-cell table:style-name="ce10" office:value-type="string" calcext:value-type="string">
            <text:p><text:a xlink:href="https://www.youtube.com/watch?v=nshFXWEKxs4" xlink:type="simple">Player of the Attic - ROGER RABBIT- NES - YouTube</text:a></text:p>
          </table:table-cell>
          <table:table-cell table:style-name="ce12" office:value-type="string" calcext:value-type="string">
            <text:p>Flintstones, The.7z</text:p>
          </table:table-cell>
          <table:table-cell table:style-name="ce12" office:value-type="string" calcext:value-type="string">
            <text:p>mastersystem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GER_RABBIT_-_NES" xlink:type="simple">ROGER RABBIT - NES</text:a></text:p>
          </table:table-cell>
          <table:table-cell table:style-name="ce11"/>
          <table:table-cell table:style-name="ce17"/>
          <table:table-cell table:style-name="ce17" office:value-type="string" calcext:value-type="string">
            <text:p>dos</text:p>
          </table:table-cell>
          <table:table-cell table:style-name="ce17" office:value-type="string" calcext:value-type="string">
            <text:p>The Flintstones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04" calcext:value-type="float">
            <text:p>104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HALF_LIFE" xlink:type="simple">PAPY GRENIER - HALF LIFE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05" calcext:value-type="float">
            <text:p>105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-série_-_Les_publicités_2_!" xlink:type="simple">Hors-série - Les publicités 2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(Mini-épisode_Vacances)_FBI_Hostage_Rescue" xlink:type="simple">(Mini-épisode Vacances) FBI Hostage Rescue</text:a></text:p>
          </table:table-cell>
          <table:table-cell table:style-name="ce17" table:number-columns-repeated="2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fbi hostage rescue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GHOSTBUSTERS" xlink:type="simple">Les jeux GHOSTBUSTERS</text:a></text:p>
          </table:table-cell>
          <table:table-cell table:style-name="ce9" office:value-type="string" calcext:value-type="string">
            <text:p><text:a xlink:href="https://www.youtube.com/watch?v=KN4hQKJ7jsU" xlink:type="simple">Joueur du Grenier - GHOSTBUSTERS games - YouTube</text:a></text:p>
          </table:table-cell>
          <table:table-cell table:style-name="ce12" office:value-type="string" calcext:value-type="string">
            <text:p>Ghostbusters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9_PURGE_DIVIN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GHOSTBUSTERS" xlink:type="simple">Les jeux GHOSTBUSTERS</text:a></text:p>
          </table:table-cell>
          <table:table-cell table:style-name="ce9" office:value-type="string" calcext:value-type="string">
            <text:p><text:a xlink:href="https://www.youtube.com/watch?v=KN4hQKJ7jsU" xlink:type="simple">Joueur du Grenier - GHOSTBUSTERS games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Ghostbusters II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GHOSTBUSTERS" xlink:type="simple">Les jeux GHOSTBUSTERS</text:a></text:p>
          </table:table-cell>
          <table:table-cell table:style-name="ce9" office:value-type="string" calcext:value-type="string">
            <text:p><text:a xlink:href="https://www.youtube.com/watch?v=KN4hQKJ7jsU" xlink:type="simple">Joueur du Grenier - GHOSTBUSTERS games - YouTube</text:a></text:p>
          </table:table-cell>
          <table:table-cell table:style-name="ce12" office:value-type="string" calcext:value-type="string">
            <text:p>Ghostbusters II.7z</text:p>
          </table:table-cell>
          <table:table-cell table:style-name="ce12" office:value-type="string" calcext:value-type="string">
            <text:p>nes</text:p>
          </table:table-cell>
          <table:table-cell table:number-columns-repeated="17"/>
        </table:table-row>
        <table:table-row table:style-name="ro2">
          <table:table-cell table:style-name="ce17"/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AEMON_SUMMONER_-_PS2" xlink:type="simple">DAEMON SUMMONER - PS2</text:a></text:p>
          </table:table-cell>
          <table:table-cell table:style-name="ce17" table:number-columns-repeated="2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daemon summoner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09" calcext:value-type="float">
            <text:p>109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METAL_GEAR_SOLID" xlink:type="simple">PAPY GRENIER - METAL GEAR SOLID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-SERIE_-_LES_PIRES_%22SPECIAL_NOËL%22" xlink:type="simple">HORS-SERIE - LES PIRES "SPECIAL NOËL"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4"/>
          <table:table-cell table:style-name="ce17" office:value-type="string" calcext:value-type="string">
            <text:p>Game Boy Advance, GameCube, Nintendo DS, PlayStation 2, PlayStation Portable, Windows, Xbox</text:p>
          </table:table-cell>
          <table:table-cell table:style-name="ce17" office:value-type="string" calcext:value-type="string">
            <text:p>harry potter et la coupe de feu</text:p>
          </table:table-cell>
          <table:table-cell table:style-name="ce17" office:value-type="string" calcext:value-type="string">
            <text:p>5_PAS_OUF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2" office:value-type="string" calcext:value-type="string">
            <text:p>Harry Potter and The Sorcerer's Stone.7z</text:p>
          </table:table-cell>
          <table:table-cell table:style-name="ce12" office:value-type="string" calcext:value-type="string">
            <text:p>gba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4"/>
          <table:table-cell table:style-name="ce8" office:value-type="string" calcext:value-type="string">
            <text:p><text:a xlink:href="https://fr.wikipedia.org/wiki/Compatible_PC" xlink:type="simple">PC, GameCube, PlayStation 2, Xbox,</text:a></text:p>
          </table:table-cell>
          <table:table-cell table:style-name="ce17" office:value-type="string" calcext:value-type="string">
            <text:p>harry potter quiditch world cup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Harry Potter à l'école des sorciers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Harry Potter et la chambre des secrets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4"/>
          <table:table-cell table:style-name="ce17" office:value-type="string" calcext:value-type="string">
            <text:p>PC, Wii, PlayStation 3, Xbox 360</text:p>
          </table:table-cell>
          <table:table-cell table:style-name="ce17" office:value-type="string" calcext:value-type="string">
            <text:p>Harry Potter et les Reliques de la Mort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4"/>
          <table:table-cell table:style-name="ce17" office:value-type="string" calcext:value-type="string">
            <text:p>PlayStation 2, PlayStation 3, Windows, Xbox 360, Wii, PlayStation Portable, Game Boy Advance, Nintendo DS, téléphone mobile</text:p>
          </table:table-cell>
          <table:table-cell table:style-name="ce17" office:value-type="string" calcext:value-type="string">
            <text:p>Harry Potter et l'Ordre du Phénix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MIAMI_VICE_%26_K2000_-_Playstation_2" xlink:type="simple">MIAMI VICE &amp; K2000 - Playstation 2</text:a></text:p>
          </table:table-cell>
          <table:table-cell table:style-name="ce17" table:number-columns-repeated="2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miami vice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MIAMI_VICE_%26_K2000_-_Playstation_2" xlink:type="simple">MIAMI VICE &amp; K2000 - Playstation 2</text:a></text:p>
          </table:table-cell>
          <table:table-cell table:style-name="ce17" table:number-columns-repeated="2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k2000 / knight rider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AMBO" xlink:type="simple">RAMBO</text:a></text:p>
          </table:table-cell>
          <table:table-cell table:style-name="ce10" office:value-type="string" calcext:value-type="string">
            <text:p><text:a xlink:href="https://www.youtube.com/watch?v=CPeiWJC5Sx0" xlink:type="simple">(Ré-Upload) Joueur du grenier - RAMBO - YouTube</text:a></text:p>
          </table:table-cell>
          <table:table-cell table:style-name="ce12" office:value-type="string" calcext:value-type="string">
            <text:p>Rambo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AMBO" xlink:type="simple">RAMBO</text:a></text:p>
          </table:table-cell>
          <table:table-cell table:style-name="ce10" office:value-type="string" calcext:value-type="string">
            <text:p><text:a xlink:href="https://www.youtube.com/watch?v=CPeiWJC5Sx0" xlink:type="simple">(Ré-Upload) Joueur du grenier - RAMBO - YouTube</text:a></text:p>
          </table:table-cell>
          <table:table-cell table:style-name="ce17"/>
          <table:table-cell table:style-name="ce17" office:value-type="string" calcext:value-type="string">
            <text:p>pc, ps3, xbox 360</text:p>
          </table:table-cell>
          <table:table-cell table:style-name="ce17" office:value-type="string" calcext:value-type="string">
            <text:p>Rambo: The Video Game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14" calcext:value-type="float">
            <text:p>114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(_Hors-série)_-_Les_pires_plagiats_de_Disney" xlink:type="simple">( Hors-série) - Les pires plagiats de Disney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15" calcext:value-type="float">
            <text:p>115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WORLD_OF_WARCRAFT" xlink:type="simple">Papy Grenier - WORLD OF WARCRAFT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16" calcext:value-type="float">
            <text:p>116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MAKING_OF_-_Joueur_du_grenier_HARRY_POTTER" xlink:type="simple">MAKING OF - Joueur du grenier HARRY POTTER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BIN_DES_BOIS" xlink:type="simple">ROBIN DES BOIS</text:a></text:p>
          </table:table-cell>
          <table:table-cell table:style-name="ce10" office:value-type="string" calcext:value-type="string">
            <text:p><text:a xlink:href="https://www.youtube.com/watch?v=az6mBVEUGPY" xlink:type="simple">Attic Gamer - ROBIN HOOD - YouTube</text:a></text:p>
          </table:table-cell>
          <table:table-cell table:style-name="ce12" office:value-type="string" calcext:value-type="string">
            <text:p>Robin Hood - Prince of Thieves.7z</text:p>
          </table:table-cell>
          <table:table-cell table:style-name="ce12" office:value-type="string" calcext:value-type="string">
            <text:p>nes</text:p>
          </table:table-cell>
          <table:table-cell/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BIN_DES_BOIS" xlink:type="simple">ROBIN DES BOIS</text:a></text:p>
          </table:table-cell>
          <table:table-cell table:style-name="ce10" office:value-type="string" calcext:value-type="string">
            <text:p><text:a xlink:href="https://www.youtube.com/watch?v=az6mBVEUGPY" xlink:type="simple">Attic Gamer - ROBIN HOOD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Robin Hood : The Siege</text:p>
          </table:table-cell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BIN_DES_BOIS" xlink:type="simple">ROBIN DES BOIS</text:a></text:p>
          </table:table-cell>
          <table:table-cell table:style-name="ce10" office:value-type="string" calcext:value-type="string">
            <text:p><text:a xlink:href="https://www.youtube.com/watch?v=az6mBVEUGPY" xlink:type="simple">Attic Gamer - ROBIN HOOD - YouTube</text:a></text:p>
          </table:table-cell>
          <table:table-cell table:style-name="ce17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Robin Hood's Quest</text:p>
          </table:table-cell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BIN_DES_BOIS" xlink:type="simple">ROBIN DES BOIS</text:a></text:p>
          </table:table-cell>
          <table:table-cell table:style-name="ce10" office:value-type="string" calcext:value-type="string">
            <text:p><text:a xlink:href="https://www.youtube.com/watch?v=az6mBVEUGPY" xlink:type="simple">Attic Gamer - ROBIN HOOD - YouTube</text:a></text:p>
          </table:table-cell>
          <table:table-cell table:style-name="ce12" office:value-type="string" calcext:value-type="string">
            <text:p>Robin Hood.7z</text:p>
          </table:table-cell>
          <table:table-cell table:style-name="ce12" office:value-type="string" calcext:value-type="string">
            <text:p>atari2600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ROBIN_DES_BOIS" xlink:type="simple">ROBIN DES BOIS</text:a></text:p>
          </table:table-cell>
          <table:table-cell table:style-name="ce10" office:value-type="string" calcext:value-type="string">
            <text:p><text:a xlink:href="https://www.youtube.com/watch?v=az6mBVEUGPY" xlink:type="simple">Attic Gamer - ROBIN HOOD - YouTube</text:a></text:p>
          </table:table-cell>
          <table:table-cell table:style-name="ce17"/>
          <table:table-cell table:style-name="ce17" office:value-type="string" calcext:value-type="string">
            <text:p>Atari XL</text:p>
          </table:table-cell>
          <table:table-cell table:style-name="ce17" office:value-type="string" calcext:value-type="string">
            <text:p>Robin des Bois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FORT_BOYARD" xlink:type="simple">FORT BOYARD</text:a></text:p>
          </table:table-cell>
          <table:table-cell table:style-name="ce10" office:value-type="string" calcext:value-type="string">
            <text:p><text:a xlink:href="https://www.youtube.com/watch?v=f2qy87HC1Ws" xlink:type="simple">Joueur du Grenier - FORT BOYARD - YouTube</text:a></text:p>
          </table:table-cell>
          <table:table-cell table:style-name="ce12" office:value-type="string" calcext:value-type="string">
            <text:p>Fort Boyard.7z</text:p>
          </table:table-cell>
          <table:table-cell table:style-name="ce12" office:value-type="string" calcext:value-type="string">
            <text:p>gbc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FORT_BOYARD" xlink:type="simple">FORT BOYARD</text:a></text:p>
          </table:table-cell>
          <table:table-cell table:style-name="ce10" office:value-type="string" calcext:value-type="string">
            <text:p><text:a xlink:href="https://www.youtube.com/watch?v=f2qy87HC1Ws" xlink:type="simple">Joueur du Grenier - FORT BOYARD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Fort Boyard : la légende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FORT_BOYARD" xlink:type="simple">FORT BOYARD</text:a></text:p>
          </table:table-cell>
          <table:table-cell table:style-name="ce10" office:value-type="string" calcext:value-type="string">
            <text:p><text:a xlink:href="https://www.youtube.com/watch?v=f2qy87HC1Ws" xlink:type="simple">Joueur du Grenier - FORT BOYARD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Fort Boyard Millenium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FORT_BOYARD" xlink:type="simple">FORT BOYARD</text:a></text:p>
          </table:table-cell>
          <table:table-cell table:style-name="ce10" office:value-type="string" calcext:value-type="string">
            <text:p><text:a xlink:href="https://www.youtube.com/watch?v=f2qy87HC1Ws" xlink:type="simple">Joueur du Grenier - FORT BOYARD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Fort Boyard Le Défi</text:p>
          </table:table-cell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FORT_BOYARD" xlink:type="simple">FORT BOYARD</text:a></text:p>
          </table:table-cell>
          <table:table-cell table:style-name="ce10" office:value-type="string" calcext:value-type="string">
            <text:p><text:a xlink:href="https://www.youtube.com/watch?v=f2qy87HC1Ws" xlink:type="simple">Joueur du Grenier - FORT BOYARD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Fort Boyard : le jeu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19" calcext:value-type="float">
            <text:p>119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Hors-sujet_-_Les_dessins_animés_des_années_2000" xlink:type="simple">Hors-sujet - Les dessins animés des années 2000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ECCO_le_dauphin_-_Mégadrive" xlink:type="simple">ECCO le dauphin - Mégadrive</text:a></text:p>
          </table:table-cell>
          <table:table-cell table:style-name="ce9" office:value-type="string" calcext:value-type="string">
            <text:p><text:a xlink:href="https://www.youtube.com/watch?v=FvHHlKp923A" xlink:type="simple">JOUEUR DU GRENIER - ECCO the Dolphin - SEGA Genesis - YouTube</text:a></text:p>
          </table:table-cell>
          <table:table-cell table:style-name="ce12" office:value-type="string" calcext:value-type="string">
            <text:p>ECCO The Dolphin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3_ULTRA_DUR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ENTER_THE_MATRIX" xlink:type="simple">ENTER THE MATRIX</text:a></text:p>
          </table:table-cell>
          <table:table-cell/>
          <table:table-cell table:style-name="ce17"/>
          <table:table-cell table:style-name="ce17" office:value-type="string" calcext:value-type="string">
            <text:p>gamecube</text:p>
          </table:table-cell>
          <table:table-cell table:style-name="ce17" office:value-type="string" calcext:value-type="string">
            <text:p>enter the matrix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ENTER_THE_MATRIX" xlink:type="simple">ENTER THE MATRIX</text:a></text:p>
          </table:table-cell>
          <table:table-cell table:style-name="ce17" table:number-columns-repeated="2"/>
          <table:table-cell table:style-name="ce17" office:value-type="string" calcext:value-type="string">
            <text:p>gamecube</text:p>
          </table:table-cell>
          <table:table-cell table:style-name="ce17" office:value-type="string" calcext:value-type="string">
            <text:p>Bad Boys: Miami Takedown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MORTAL_KOMBAT_Mythologies_:_Sub-Zero_%26_LE_5EME_ELEMENT_-_Playstation" xlink:type="simple">MORTAL KOMBAT Mythologies : Sub-Zero &amp; LE 5EME ELEMENT - Playstation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sub zero (mortal kombat)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MORTAL_KOMBAT_Mythologies_:_Sub-Zero_%26_LE_5EME_ELEMENT_-_Playstation" xlink:type="simple">MORTAL KOMBAT Mythologies : Sub-Zero &amp; LE 5EME ELEMENT - Playstation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5e element</text:p>
          </table:table-cell>
          <table:table-cell table:style-name="ce17" office:value-type="string" calcext:value-type="string">
            <text:p>6_FLAQUE_DE_GERBE</text:p>
          </table:table-cell>
          <table:table-cell table:number-columns-repeated="15"/>
        </table:table-row>
        <table:table-row table:style-name="ro3">
          <table:table-cell table:style-name="ce17"/>
          <table:table-cell table:style-name="ce17" office:value-type="float" office:value="123" calcext:value-type="float">
            <text:p>123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Hors série - Les PUBS des années 2000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2" office:value-type="string" calcext:value-type="string">
            <text:p>Wayne's World.7z</text:p>
          </table:table-cell>
          <table:table-cell table:style-name="ce12" office:value-type="string" calcext:value-type="string">
            <text:p>snes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2" office:value-type="string" calcext:value-type="string">
            <text:p>Wayne's World.7z</text:p>
          </table:table-cell>
          <table:table-cell table:style-name="ce12" office:value-type="string" calcext:value-type="string">
            <text:p>megadrive</text:p>
          </table:table-cell>
          <table:table-cell/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revolution x</text:p>
          </table:table-cell>
          <table:table-cell table:style-name="ce17" office:value-type="string" calcext:value-type="string">
            <text:p>2_CHIANT</text:p>
          </table:table-cell>
          <table:table-cell table:number-columns-repeated="15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2" office:value-type="string" calcext:value-type="string">
            <text:p>Wayne's World.7z</text:p>
          </table:table-cell>
          <table:table-cell table:style-name="ce12" office:value-type="string" calcext:value-type="string">
            <text:p>nes</text:p>
          </table:table-cell>
          <table:table-cell table:number-columns-repeated="17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7"/>
          <table:table-cell table:style-name="ce17" office:value-type="string" calcext:value-type="string">
            <text:p>mame</text:p>
          </table:table-cell>
          <table:table-cell table:style-name="ce17" office:value-type="string" calcext:value-type="string">
            <text:p>wayne's world</text:p>
          </table:table-cell>
          <table:table-cell table:number-columns-repeated="16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2" office:value-type="string" calcext:value-type="string">
            <text:p>Revolution X.7z</text:p>
          </table:table-cell>
          <table:table-cell table:style-name="ce12" office:value-type="string" calcext:value-type="string">
            <text:p>snes</text:p>
          </table:table-cell>
          <table:table-cell table:number-columns-repeated="17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2" office:value-type="string" calcext:value-type="string">
            <text:p>Revolution X.7z</text:p>
          </table:table-cell>
          <table:table-cell table:style-name="ce12" office:value-type="string" calcext:value-type="string">
            <text:p>megadrive</text:p>
          </table:table-cell>
          <table:table-cell table:number-columns-repeated="17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ES JEUX ET DU METAL !</text:p>
          </table:table-cell>
          <table:table-cell table:style-name="ce10" office:value-type="string" calcext:value-type="string">
            <text:p><text:a xlink:href="https://www.youtube.com/watch?v=HjfrFn5syKg" xlink:type="simple">Joueur du grenier - DES JEUX ET DU METAL ! - YouTube</text:a></text:p>
          </table:table-cell>
          <table:table-cell table:style-name="ce14"/>
          <table:table-cell table:style-name="ce17" office:value-type="string" calcext:value-type="string">
            <text:p>saturn</text:p>
          </table:table-cell>
          <table:table-cell table:style-name="ce17" office:value-type="string" calcext:value-type="string">
            <text:p>revolution x</text:p>
          </table:table-cell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25" calcext:value-type="float">
            <text:p>125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Annonce_et_vacances_!" xlink:type="simple">Annonce et vacances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GAMEBOY_ET_DRAGON%27S_LAIR" xlink:type="simple">GAMEBOY ET DRAGON'S LAIR</text:a></text:p>
          </table:table-cell>
          <table:table-cell table:style-name="ce10" office:value-type="string" calcext:value-type="string">
            <text:p><text:a xlink:href="https://www.youtube.com/watch?v=Hk-a1i-CnBU" xlink:type="simple">Joueur du grenier - GAMEBOY ET DRAGON'S LAIR - YouTube</text:a></text:p>
          </table:table-cell>
          <table:table-cell table:style-name="ce12" office:value-type="string" calcext:value-type="string">
            <text:p>Dragon's Lair - The Legend.7z</text:p>
          </table:table-cell>
          <table:table-cell table:style-name="ce12" office:value-type="string" calcext:value-type="string">
            <text:p>gb</text:p>
          </table:table-cell>
          <table:table-cell/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GAMEBOY_ET_DRAGON%27S_LAIR" xlink:type="simple">GAMEBOY ET DRAGON'S LAIR</text:a></text:p>
          </table:table-cell>
          <table:table-cell table:style-name="ce10" office:value-type="string" calcext:value-type="string">
            <text:p><text:a xlink:href="https://www.youtube.com/watch?v=Hk-a1i-CnBU" xlink:type="simple">Joueur du grenier - GAMEBOY ET DRAGON'S LAIR - YouTube</text:a></text:p>
          </table:table-cell>
          <table:table-cell table:style-name="ce12" office:value-type="string" calcext:value-type="string">
            <text:p>Mortal Kombat.7z</text:p>
          </table:table-cell>
          <table:table-cell table:style-name="ce12" office:value-type="string" calcext:value-type="string">
            <text:p>gb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GAMEBOY_ET_DRAGON%27S_LAIR" xlink:type="simple">GAMEBOY ET DRAGON'S LAIR</text:a></text:p>
          </table:table-cell>
          <table:table-cell table:style-name="ce10" office:value-type="string" calcext:value-type="string">
            <text:p><text:a xlink:href="https://www.youtube.com/watch?v=Hk-a1i-CnBU" xlink:type="simple">Joueur du grenier - GAMEBOY ET DRAGON'S LAIR - YouTube</text:a></text:p>
          </table:table-cell>
          <table:table-cell table:style-name="ce12" office:value-type="string" calcext:value-type="string">
            <text:p>Mortal Kombat 4.7z</text:p>
          </table:table-cell>
          <table:table-cell table:style-name="ce12" office:value-type="string" calcext:value-type="string">
            <text:p>gbc</text:p>
          </table:table-cell>
          <table:table-cell/>
          <table:table-cell table:style-name="ce17" office:value-type="string" calcext:value-type="string">
            <text:p>0_ARNAQU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MEN_IN_BLACK" xlink:type="simple">MEN IN BLACK</text:a></text:p>
          </table:table-cell>
          <table:table-cell table:style-name="ce17" table:number-columns-repeated="2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men in black</text:p>
          </table:table-cell>
          <table:table-cell table:style-name="ce17" office:value-type="string" calcext:value-type="string">
            <text:p>7_GROS_TAS_DE_MERDE</text:p>
          </table:table-cell>
          <table:table-cell table:number-columns-repeated="15"/>
        </table:table-row>
        <table:table-row table:style-name="ro2">
          <table:table-cell table:style-name="ce17"/>
          <table:table-cell table:style-name="ce17" office:value-type="float" office:value="128" calcext:value-type="float">
            <text:p>128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GTA_SAN_ANDREAS" xlink:type="simple">PAPY GRENIER - GTA SAN ANDREAS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29" calcext:value-type="float">
            <text:p>129</text:p>
          </table:table-cell>
          <table:table-cell table:style-name="ce4" office:value-type="string" calcext:value-type="string">
            <text:p>Hors série</text:p>
          </table:table-cell>
          <table:table-cell table:style-name="ce8" office:value-type="string" calcext:value-type="string">
            <text:p><text:a xlink:href="https://joueur-du-grenier.fandom.com/fr/wiki/(Hors-Sujet)_-_LES_SITCOM_AB_PROD_(hélène_%26_les_garçons,_Premiers_Baisers_etc)" xlink:type="simple">(Hors-Sujet) - LES SITCOM AB PROD (hélène &amp; les garçons, Premiers Baisers etc)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5" office:value-type="string" calcext:value-type="string">
            <text:p>Autres</text:p>
          </table:table-cell>
          <table:table-cell table:style-name="ce8" office:value-type="string" calcext:value-type="string">
            <text:p><text:a xlink:href="https://joueur-du-grenier.fandom.com/fr/wiki/ANNONCE_ET_INFOS_!" xlink:type="simple">ANNONCE ET INFOS !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PIRES_ACCESSOIRES_NINTENDO" xlink:type="simple">LES PIRES ACCESSOIRES NINTENDO</text:a></text:p>
          </table:table-cell>
          <table:table-cell table:style-name="ce9" office:value-type="string" calcext:value-type="string">
            <text:p><text:a xlink:href="https://www.youtube.com/watch?v=JIxL7N7FT7s" xlink:type="simple">Joueur du Grenier - LES PIRES ACCESSOIRES NINTENDO - YouTube</text:a></text:p>
          </table:table-cell>
          <table:table-cell table:style-name="ce17" table:number-columns-repeated="3"/>
          <table:table-cell table:number-columns-repeated="1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MV_2" xlink:type="simple">LES JEUX FMV 2</text:a></text:p>
          </table:table-cell>
          <table:table-cell table:style-name="ce9" office:value-type="string" calcext:value-type="string">
            <text:p><text:a xlink:href="https://www.youtube.com/watch?v=4W8pFFm3MpU" xlink:type="simple">Joueur du Grenier - LES JEUX FMV 2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critical path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MV_2" xlink:type="simple">LES JEUX FMV 2</text:a></text:p>
          </table:table-cell>
          <table:table-cell table:style-name="ce9" office:value-type="string" calcext:value-type="string">
            <text:p><text:a xlink:href="https://www.youtube.com/watch?v=4W8pFFm3MpU" xlink:type="simple">Joueur du Grenier - LES JEUX FMV 2 - YouTube</text:a></text:p>
          </table:table-cell>
          <table:table-cell table:style-name="ce17"/>
          <table:table-cell table:style-name="ce17" office:value-type="string" calcext:value-type="string">
            <text:p>mame</text:p>
          </table:table-cell>
          <table:table-cell table:style-name="ce17" office:value-type="string" calcext:value-type="string">
            <text:p>crime patrol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MV_2" xlink:type="simple">LES JEUX FMV 2</text:a></text:p>
          </table:table-cell>
          <table:table-cell table:style-name="ce9" office:value-type="string" calcext:value-type="string">
            <text:p><text:a xlink:href="https://www.youtube.com/watch?v=4W8pFFm3MpU" xlink:type="simple">Joueur du Grenier - LES JEUX FMV 2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quantum gate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MV_2" xlink:type="simple">LES JEUX FMV 2</text:a></text:p>
          </table:table-cell>
          <table:table-cell table:style-name="ce9" office:value-type="string" calcext:value-type="string">
            <text:p><text:a xlink:href="https://www.youtube.com/watch?v=4W8pFFm3MpU" xlink:type="simple">Joueur du Grenier - LES JEUX FMV 2 - YouTube</text:a></text:p>
          </table:table-cell>
          <table:table-cell table:style-name="ce17"/>
          <table:table-cell table:style-name="ce17" office:value-type="string" calcext:value-type="string">
            <text:p>psx</text:p>
          </table:table-cell>
          <table:table-cell table:style-name="ce17" office:value-type="string" calcext:value-type="string">
            <text:p>quantum gate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MV_2" xlink:type="simple">LES JEUX FMV 2</text:a></text:p>
          </table:table-cell>
          <table:table-cell table:style-name="ce9" office:value-type="string" calcext:value-type="string">
            <text:p><text:a xlink:href="https://www.youtube.com/watch?v=4W8pFFm3MpU" xlink:type="simple">Joueur du Grenier - LES JEUX FMV 2 - YouTube</text:a></text:p>
          </table:table-cell>
          <table:table-cell table:style-name="ce17"/>
          <table:table-cell table:style-name="ce17" office:value-type="string" calcext:value-type="string">
            <text:p>saturn</text:p>
          </table:table-cell>
          <table:table-cell table:style-name="ce17" office:value-type="string" calcext:value-type="string">
            <text:p>quantum gate</text:p>
          </table:table-cell>
          <table:table-cell table:style-name="ce17" office:value-type="string" calcext:value-type="string">
            <text:p>1_NANAR</text:p>
          </table:table-cell>
          <table:table-cell table:number-columns-repeated="15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FMV_2" xlink:type="simple">LES JEUX FMV 2</text:a></text:p>
          </table:table-cell>
          <table:table-cell table:style-name="ce9" office:value-type="string" calcext:value-type="string">
            <text:p><text:a xlink:href="https://www.youtube.com/watch?v=4W8pFFm3MpU" xlink:type="simple">Joueur du Grenier - LES JEUX FMV 2 - YouTube</text:a></text:p>
          </table:table-cell>
          <table:table-cell table:style-name="ce17"/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soldiers boy</text:p>
          </table:table-cell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33" calcext:value-type="float">
            <text:p>133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Hors série - CAPTAIN AMERICA avant qu'il soit cool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MISSION IMPOSSIBLE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11ANS_DE_JDG_-_Partie_1" xlink:type="simple">11ANS DE JDG - Partie 1</text:a>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11ANS DE JDG - Partie 2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37" calcext:value-type="float">
            <text:p>137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(Hors-série) - LES PUBS DE JEUX VIDEO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3"/>
          <table:table-cell table:style-name="ce3" office:value-type="float" office:value="138" calcext:value-type="float">
            <text:p>138</text:p>
          </table:table-cell>
          <table:table-cell table:style-name="ce3"/>
          <table:table-cell table:style-name="ce17"/>
          <table:table-cell table:style-name="ce3" table:number-columns-repeated="4"/>
          <table:table-cell table:style-name="ce20"/>
          <table:table-cell table:number-columns-repeated="15"/>
        </table:table-row>
        <table:table-row table:style-name="ro3">
          <table:table-cell table:style-name="ce17"/>
          <table:table-cell table:style-name="ce17" office:value-type="float" office:value="139" calcext:value-type="float">
            <text:p>139</text:p>
          </table:table-cell>
          <table:table-cell table:style-name="ce7" office:value-type="string" calcext:value-type="string">
            <text:p>Papy Grenier</text:p>
          </table:table-cell>
          <table:table-cell table:style-name="ce17" office:value-type="string" calcext:value-type="string">
            <text:p>PAPY GRENIER - CYBERPUNK 2077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5" office:value-type="string" calcext:value-type="string">
            <text:p>Autres</text:p>
          </table:table-cell>
          <table:table-cell table:style-name="ce17" office:value-type="string" calcext:value-type="string">
            <text:p>JDG STUDIO TOUR 2021</text:p>
          </table:table-cell>
          <table:table-cell table:style-name="ce17" table:number-columns-repeated="4"/>
          <table:table-cell/>
          <table:table-cell table:style-name="ce20" table:number-columns-repeated="15"/>
        </table:table-row>
        <table:table-row table:style-name="ro2">
          <table:table-cell table:style-name="ce17"/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TOMB_RAIDER_-_A_la_poursuite_du_mystérieux_Dollar_vert" xlink:type="simple">TOMB RAIDER - A la poursuite du mystérieux Dollar vert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DUKE_NUKEM_FOREVER" xlink:type="simple">DUKE NUKEM FOREVER</text:a>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43" calcext:value-type="float">
            <text:p>143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(Hors-série) - Les séries des années 80 (Spécial Glen larson)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44" calcext:value-type="float">
            <text:p>144</text:p>
          </table:table-cell>
          <table:table-cell table:style-name="ce7" office:value-type="string" calcext:value-type="string">
            <text:p>Papy Grenier</text:p>
          </table:table-cell>
          <table:table-cell table:style-name="ce17" office:value-type="string" calcext:value-type="string">
            <text:p>Papy Grenier - STREET OF RAGE (avec un peu de Final fight)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DAIKATANA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CASTLEVANIA" xlink:type="simple">CASTLEVANIA</text:a>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47" calcext:value-type="float">
            <text:p>147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( Hors-série) - RESIDENT EVIL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48" calcext:value-type="float">
            <text:p>148</text:p>
          </table:table-cell>
          <table:table-cell table:style-name="ce7" office:value-type="string" calcext:value-type="string">
            <text:p>Papy Grenier</text:p>
          </table:table-cell>
          <table:table-cell table:style-name="ce8" office:value-type="string" calcext:value-type="string">
            <text:p><text:a xlink:href="https://joueur-du-grenier.fandom.com/fr/wiki/Papy_grenier_-_HITMAN" xlink:type="simple">Papy grenier - HITMAN</text:a>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Les_jeux_PHOENIX_GAMES" xlink:type="simple">les jeux PHOENIX GAMES</text:a>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(HORS-SERIE) - Les films DONJONS ET DRAGONS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rincipal</text:p>
          </table:table-cell>
          <table:table-cell table:style-name="ce17" office:value-type="string" calcext:value-type="string">
            <text:p>Les jeux sur la BIBLE</text:p>
          </table:table-cell>
          <table:table-cell table:style-name="ce17" table:number-columns-repeated="4"/>
          <table:table-cell table:number-columns-repeated="16"/>
        </table:table-row>
        <table:table-row table:style-name="ro2">
          <table:table-cell table:style-name="ce17"/>
          <table:table-cell table:style-name="ce17" office:value-type="float" office:value="152" calcext:value-type="float">
            <text:p>152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SCOOBY-DOO" xlink:type="simple">SCOOBY-DOO</text:a></text:p>
          </table:table-cell>
          <table:table-cell table:style-name="ce17" table:number-columns-repeated="4"/>
          <table:table-cell table:number-columns-repeated="16"/>
        </table:table-row>
        <table:table-row table:style-name="ro3">
          <table:table-cell table:style-name="ce17"/>
          <table:table-cell table:style-name="ce17" office:value-type="float" office:value="153" calcext:value-type="float">
            <text:p>153</text:p>
          </table:table-cell>
          <table:table-cell table:style-name="ce4" office:value-type="string" calcext:value-type="string">
            <text:p>Hors série</text:p>
          </table:table-cell>
          <table:table-cell table:style-name="ce17" office:value-type="string" calcext:value-type="string">
            <text:p>(Hors-série) - LES ÉMISSIONS JEUNESSE ÉTRANGERES</text:p>
          </table:table-cell>
          <table:table-cell table:style-name="ce17" table:number-columns-repeated="4"/>
          <table:table-cell table:number-columns-repeated="16"/>
        </table:table-row>
        <table:table-row table:style-name="ro4" table:visibility="filter" table:number-rows-repeated="2">
          <table:table-cell table:number-columns-repeated="24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rincipal</text:p>
          </table:table-cell>
          <table:table-cell table:style-name="ce8" office:value-type="string" calcext:value-type="string">
            <text:p><text:a xlink:href="https://joueur-du-grenier.fandom.com/fr/wiki/HARRY_POTTER" xlink:type="simple">HARRY POTTER</text:a></text:p>
          </table:table-cell>
          <table:table-cell table:style-name="ce9" office:value-type="string" calcext:value-type="string">
            <text:p><text:a xlink:href="https://www.youtube.com/watch?v=Ugs9HASX4rA" xlink:type="simple">Joueur du grenier - HARRY POTTER - YouTube</text:a></text:p>
          </table:table-cell>
          <table:table-cell table:style-name="ce17"/>
          <table:table-cell table:style-name="ce17" office:value-type="string" calcext:value-type="string">
            <text:p>ps2</text:p>
          </table:table-cell>
          <table:table-cell table:style-name="ce17" office:value-type="string" calcext:value-type="string">
            <text:p>Harry Potter et la chambre des secrets</text:p>
          </table:table-cell>
          <table:table-cell table:style-name="ce17" office:value-type="string" calcext:value-type="string">
            <text:p>4_PAS_SI_MAL</text:p>
          </table:table-cell>
          <table:table-cell table:number-columns-repeated="15"/>
        </table:table-row>
        <table:table-row table:style-name="ro3" table:number-rows-repeated="2">
          <table:table-cell table:number-columns-repeated="2"/>
          <table:table-cell table:style-name="ce17" table:number-columns-repeated="4"/>
          <table:table-cell table:number-columns-repeated="18"/>
        </table:table-row>
        <table:table-row table:style-name="ro3">
          <table:table-cell table:number-columns-repeated="4"/>
          <table:table-cell table:style-name="ce17" table:number-columns-repeated="2"/>
          <table:table-cell table:number-columns-repeated="18"/>
        </table:table-row>
        <table:table-row table:style-name="ro3" table:number-rows-repeated="3">
          <table:table-cell table:number-columns-repeated="2"/>
          <table:table-cell table:style-name="ce17" table:number-columns-repeated="4"/>
          <table:table-cell table:number-columns-repeated="18"/>
        </table:table-row>
        <table:table-row table:style-name="ro4" table:number-rows-repeated="1048282">
          <table:table-cell table:number-columns-repeated="24"/>
        </table:table-row>
        <table:table-row table:style-name="ro5">
          <table:table-cell table:number-columns-repeated="24"/>
        </table:table-row>
        <table:named-expressions>
          <table:named-range table:name="_xlnm._FilterDatabase" table:base-cell-address="$TierList.$A$1" table:cell-range-address="$TierList.$A$1:.$I$286"/>
        </table:named-expressions>
      </table:table>
      <table:table table:name="Feuille 2" table:style-name="ta2">
        <table:table-column table:style-name="co11" table:default-cell-style-name="Default"/>
        <table:table-column table:style-name="co12" table:number-columns-repeated="1023" table:default-cell-style-name="Default"/>
        <table:table-row table:style-name="ro6">
          <table:table-cell table:style-name="ce9" office:value-type="string" calcext:value-type="string">
            <text:p><text:a xlink:href="https://www.youtube.com/watch?v=TTMeeDoyPzg" xlink:type="simple">VOD - La Tier List des jeux pourris! - YouTube</text:a></text:p>
          </table:table-cell>
          <table:table-cell table:number-columns-repeated="1023"/>
        </table:table-row>
        <table:table-row table:style-name="ro6">
          <table:table-cell table:style-name="ce9" office:value-type="string" calcext:value-type="string">
            <text:p><text:a xlink:href="https://www.youtube.com/watch?v=NyfmjmtUBBw" xlink:type="simple">VOD - La Tier List des jeux pourris! Suite et Fin! - YouTube</text:a></text:p>
          </table:table-cell>
          <table:table-cell table:number-columns-repeated="1023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ierList.A1:TierList.I28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5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en" number:country="US">
      <loext:text> </loext:text>
      <loext:fill-character> </loext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loext:fill-character> </loext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08-30T22:59:32.832716382</dc:date>
    <meta:editing-duration>PT31M52S</meta:editing-duration>
    <meta:editing-cycles>10</meta:editing-cycles>
    <meta:document-statistic meta:table-count="2" meta:cell-count="1856" meta:object-count="0"/>
  </office:meta>
</office:document-meta>
</file>